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14e41"/>
    </style:style>
    <style:style style:name="P2" style:family="paragraph" style:parent-style-name="Heading_20_3">
      <style:paragraph-properties fo:margin-top="0cm" fo:margin-bottom="0.37cm" style:contextual-spacing="false"/>
      <style:text-properties officeooo:paragraph-rsid="00014e41"/>
    </style:style>
    <style:style style:name="P3" style:family="paragraph" style:parent-style-name="Heading_20_3">
      <style:paragraph-properties fo:margin-top="0cm" fo:margin-bottom="0.37cm" style:contextual-spacing="false" fo:break-before="page"/>
      <style:text-properties officeooo:paragraph-rsid="00014e41"/>
    </style:style>
    <style:style style:name="P4" style:family="paragraph" style:parent-style-name="Heading_20_4">
      <style:text-properties officeooo:paragraph-rsid="00014e41"/>
    </style:style>
    <style:style style:name="P5" style:family="paragraph" style:parent-style-name="Heading_20_4">
      <style:paragraph-properties fo:margin-top="0cm" fo:margin-bottom="0.37cm" style:contextual-spacing="false"/>
      <style:text-properties officeooo:paragraph-rsid="00014e41"/>
    </style:style>
    <style:style style:name="P6" style:family="paragraph" style:parent-style-name="Heading_20_5">
      <style:text-properties officeooo:paragraph-rsid="00014e41"/>
    </style:style>
    <style:style style:name="P7" style:family="paragraph" style:parent-style-name="Heading_20_5">
      <style:paragraph-properties fo:margin-top="0cm" fo:margin-bottom="0.37cm" style:contextual-spacing="false"/>
      <style:text-properties officeooo:paragraph-rsid="00014e41"/>
    </style:style>
    <style:style style:name="P8" style:family="paragraph" style:parent-style-name="Heading_20_6">
      <style:text-properties officeooo:paragraph-rsid="00014e41"/>
    </style:style>
    <style:style style:name="P9" style:family="paragraph" style:parent-style-name="Horizontal_20_Line">
      <style:text-properties officeooo:paragraph-rsid="00014e41"/>
    </style:style>
    <style:style style:name="P10" style:family="paragraph" style:parent-style-name="Standard">
      <style:paragraph-properties fo:margin-top="0cm" fo:margin-bottom="0.37cm" style:contextual-spacing="false"/>
      <style:text-properties officeooo:rsid="001bf348" officeooo:paragraph-rsid="00014e41"/>
    </style:style>
    <style:style style:name="P11" style:family="paragraph" style:parent-style-name="Standard">
      <style:paragraph-properties fo:margin-top="0cm" fo:margin-bottom="0.37cm" style:contextual-spacing="false" fo:break-before="page"/>
      <style:text-properties officeooo:rsid="001bf348" officeooo:paragraph-rsid="00014e41"/>
    </style:style>
    <style:style style:name="P12" style:family="paragraph" style:parent-style-name="Standard">
      <loext:graphic-properties draw:fill="solid" draw:fill-color="#1e1f22"/>
      <style:paragraph-properties fo:margin-top="0cm" fo:margin-bottom="0.37cm" style:contextual-spacing="false" fo:background-color="#1e1f22" fo:padding="0cm" fo:border="none" style:shadow="none"/>
      <style:text-properties officeooo:paragraph-rsid="00014e41"/>
    </style:style>
    <style:style style:name="P13" style:family="paragraph" style:parent-style-name="Standard">
      <style:paragraph-properties fo:margin-top="0cm" fo:margin-bottom="0.37cm" style:contextual-spacing="false"/>
      <style:text-properties officeooo:paragraph-rsid="00014e41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officeooo:paragraph-rsid="00014e41"/>
    </style:style>
    <style:style style:name="P15" style:family="paragraph" style:parent-style-name="Text_20_body" style:list-style-name="L1">
      <style:text-properties officeooo:paragraph-rsid="00014e41"/>
    </style:style>
    <style:style style:name="P16" style:family="paragraph" style:parent-style-name="Text_20_body" style:list-style-name="L29">
      <style:paragraph-properties fo:margin-top="0cm" fo:margin-bottom="0cm" style:contextual-spacing="false"/>
      <style:text-properties officeooo:paragraph-rsid="00014e41"/>
    </style:style>
    <style:style style:name="P17" style:family="paragraph" style:parent-style-name="Text_20_body" style:list-style-name="L29">
      <style:text-properties officeooo:paragraph-rsid="00014e41"/>
    </style:style>
    <style:style style:name="P18" style:family="paragraph" style:parent-style-name="Text_20_body" style:list-style-name="L30">
      <style:paragraph-properties fo:margin-top="0cm" fo:margin-bottom="0.37cm" style:contextual-spacing="false"/>
      <style:text-properties officeooo:paragraph-rsid="00014e41"/>
    </style:style>
    <style:style style:name="P19" style:family="paragraph" style:parent-style-name="Text_20_body" style:list-style-name="L30">
      <style:text-properties officeooo:paragraph-rsid="00014e41"/>
    </style:style>
    <style:style style:name="P20" style:family="paragraph" style:parent-style-name="Text_20_body" style:list-style-name="L31">
      <style:paragraph-properties fo:margin-top="0cm" fo:margin-bottom="0cm" style:contextual-spacing="false"/>
      <style:text-properties officeooo:paragraph-rsid="00014e41"/>
    </style:style>
    <style:style style:name="P21" style:family="paragraph" style:parent-style-name="Text_20_body" style:list-style-name="L31">
      <style:text-properties officeooo:paragraph-rsid="00014e41"/>
    </style:style>
    <style:style style:name="P22" style:family="paragraph" style:parent-style-name="Text_20_body" style:list-style-name="L32">
      <style:paragraph-properties fo:margin-top="0cm" fo:margin-bottom="0.37cm" style:contextual-spacing="false"/>
      <style:text-properties officeooo:paragraph-rsid="00014e41"/>
    </style:style>
    <style:style style:name="P23" style:family="paragraph" style:parent-style-name="Text_20_body" style:list-style-name="L33">
      <style:text-properties officeooo:paragraph-rsid="00014e41"/>
    </style:style>
    <style:style style:name="P24" style:family="paragraph" style:parent-style-name="Text_20_body" style:list-style-name="L34">
      <style:paragraph-properties fo:margin-top="0cm" fo:margin-bottom="0cm" style:contextual-spacing="false"/>
      <style:text-properties officeooo:paragraph-rsid="00014e41"/>
    </style:style>
    <style:style style:name="P25" style:family="paragraph" style:parent-style-name="Text_20_body" style:list-style-name="L34">
      <style:text-properties officeooo:paragraph-rsid="00014e41"/>
    </style:style>
    <style:style style:name="P26" style:family="paragraph" style:parent-style-name="Text_20_body" style:list-style-name="L35">
      <style:paragraph-properties fo:margin-top="0cm" fo:margin-bottom="0cm" style:contextual-spacing="false"/>
      <style:text-properties officeooo:paragraph-rsid="00014e41"/>
    </style:style>
    <style:style style:name="P27" style:family="paragraph" style:parent-style-name="Text_20_body" style:list-style-name="L35">
      <style:text-properties officeooo:paragraph-rsid="00014e41"/>
    </style:style>
    <style:style style:name="P28" style:family="paragraph" style:parent-style-name="Text_20_body" style:list-style-name="L36">
      <style:paragraph-properties fo:margin-top="0cm" fo:margin-bottom="0cm" style:contextual-spacing="false"/>
      <style:text-properties officeooo:paragraph-rsid="00014e41"/>
    </style:style>
    <style:style style:name="P29" style:family="paragraph" style:parent-style-name="Text_20_body" style:list-style-name="L36">
      <style:text-properties officeooo:paragraph-rsid="00014e41"/>
    </style:style>
    <style:style style:name="P30" style:family="paragraph" style:parent-style-name="Text_20_body" style:list-style-name="L37">
      <style:paragraph-properties fo:margin-top="0cm" fo:margin-bottom="0cm" style:contextual-spacing="false"/>
      <style:text-properties officeooo:paragraph-rsid="00014e41"/>
    </style:style>
    <style:style style:name="P31" style:family="paragraph" style:parent-style-name="Text_20_body" style:list-style-name="L37">
      <style:text-properties officeooo:paragraph-rsid="00014e41"/>
    </style:style>
    <style:style style:name="P32" style:family="paragraph" style:parent-style-name="Text_20_body" style:list-style-name="L38">
      <style:paragraph-properties fo:margin-top="0cm" fo:margin-bottom="0cm" style:contextual-spacing="false"/>
      <style:text-properties officeooo:paragraph-rsid="00014e41"/>
    </style:style>
    <style:style style:name="P33" style:family="paragraph" style:parent-style-name="Text_20_body" style:list-style-name="L38">
      <style:text-properties officeooo:paragraph-rsid="00014e41"/>
    </style:style>
    <style:style style:name="P34" style:family="paragraph" style:parent-style-name="Text_20_body" style:list-style-name="L39">
      <style:text-properties officeooo:paragraph-rsid="00014e41"/>
    </style:style>
    <style:style style:name="P35" style:family="paragraph" style:parent-style-name="Text_20_body" style:list-style-name="L40">
      <style:paragraph-properties fo:margin-top="0cm" fo:margin-bottom="0cm" style:contextual-spacing="false"/>
      <style:text-properties officeooo:paragraph-rsid="00014e41"/>
    </style:style>
    <style:style style:name="P36" style:family="paragraph" style:parent-style-name="Text_20_body" style:list-style-name="L40">
      <style:text-properties officeooo:paragraph-rsid="00014e41"/>
    </style:style>
    <style:style style:name="P37" style:family="paragraph" style:parent-style-name="Text_20_body" style:list-style-name="L41">
      <style:paragraph-properties fo:margin-top="0cm" fo:margin-bottom="0cm" style:contextual-spacing="false"/>
      <style:text-properties officeooo:paragraph-rsid="00014e41"/>
    </style:style>
    <style:style style:name="P38" style:family="paragraph" style:parent-style-name="Text_20_body" style:list-style-name="L41">
      <style:text-properties officeooo:paragraph-rsid="00014e41"/>
    </style:style>
    <style:style style:name="P39" style:family="paragraph" style:parent-style-name="Text_20_body" style:list-style-name="L42">
      <style:paragraph-properties fo:margin-top="0cm" fo:margin-bottom="0cm" style:contextual-spacing="false"/>
      <style:text-properties officeooo:paragraph-rsid="00014e41"/>
    </style:style>
    <style:style style:name="P40" style:family="paragraph" style:parent-style-name="Text_20_body" style:list-style-name="L42">
      <style:text-properties officeooo:paragraph-rsid="00014e41"/>
    </style:style>
    <style:style style:name="P41" style:family="paragraph" style:parent-style-name="Text_20_body" style:list-style-name="L43">
      <style:paragraph-properties fo:margin-top="0cm" fo:margin-bottom="0cm" style:contextual-spacing="false"/>
      <style:text-properties officeooo:paragraph-rsid="00014e41"/>
    </style:style>
    <style:style style:name="P42" style:family="paragraph" style:parent-style-name="Text_20_body" style:list-style-name="L43">
      <style:text-properties officeooo:paragraph-rsid="00014e41"/>
    </style:style>
    <style:style style:name="P43" style:family="paragraph" style:parent-style-name="Text_20_body" style:list-style-name="L44">
      <style:paragraph-properties fo:margin-top="0cm" fo:margin-bottom="0cm" style:contextual-spacing="false"/>
      <style:text-properties officeooo:paragraph-rsid="00014e41"/>
    </style:style>
    <style:style style:name="P44" style:family="paragraph" style:parent-style-name="Text_20_body" style:list-style-name="L44">
      <style:text-properties officeooo:paragraph-rsid="00014e41"/>
    </style:style>
    <style:style style:name="P45" style:family="paragraph" style:parent-style-name="Text_20_body" style:list-style-name="L45">
      <style:paragraph-properties fo:margin-top="0cm" fo:margin-bottom="0cm" style:contextual-spacing="false"/>
      <style:text-properties officeooo:paragraph-rsid="00014e41"/>
    </style:style>
    <style:style style:name="P46" style:family="paragraph" style:parent-style-name="Text_20_body" style:list-style-name="L45">
      <style:text-properties officeooo:paragraph-rsid="00014e41"/>
    </style:style>
    <style:style style:name="P47" style:family="paragraph" style:parent-style-name="Text_20_body" style:list-style-name="L46">
      <style:paragraph-properties fo:margin-top="0cm" fo:margin-bottom="0cm" style:contextual-spacing="false"/>
      <style:text-properties officeooo:paragraph-rsid="00014e41"/>
    </style:style>
    <style:style style:name="P48" style:family="paragraph" style:parent-style-name="Text_20_body" style:list-style-name="L46">
      <style:text-properties officeooo:paragraph-rsid="00014e41"/>
    </style:style>
    <style:style style:name="P49" style:family="paragraph" style:parent-style-name="Text_20_body" style:list-style-name="L47">
      <style:paragraph-properties fo:margin-top="0cm" fo:margin-bottom="0cm" style:contextual-spacing="false"/>
      <style:text-properties officeooo:paragraph-rsid="00014e41"/>
    </style:style>
    <style:style style:name="P50" style:family="paragraph" style:parent-style-name="Text_20_body" style:list-style-name="L47">
      <style:text-properties officeooo:paragraph-rsid="00014e41"/>
    </style:style>
    <style:style style:name="P51" style:family="paragraph" style:parent-style-name="Text_20_body" style:list-style-name="L48">
      <style:paragraph-properties fo:margin-top="0cm" fo:margin-bottom="0cm" style:contextual-spacing="false"/>
      <style:text-properties officeooo:paragraph-rsid="00014e41"/>
    </style:style>
    <style:style style:name="P52" style:family="paragraph" style:parent-style-name="Text_20_body" style:list-style-name="L48">
      <style:text-properties officeooo:paragraph-rsid="00014e41"/>
    </style:style>
    <style:style style:name="P53" style:family="paragraph" style:parent-style-name="Text_20_body" style:list-style-name="L49">
      <style:paragraph-properties fo:margin-top="0cm" fo:margin-bottom="0cm" style:contextual-spacing="false"/>
      <style:text-properties officeooo:paragraph-rsid="00014e41"/>
    </style:style>
    <style:style style:name="P54" style:family="paragraph" style:parent-style-name="Text_20_body" style:list-style-name="L49">
      <style:text-properties officeooo:paragraph-rsid="00014e41"/>
    </style:style>
    <style:style style:name="P55" style:family="paragraph" style:parent-style-name="Text_20_body" style:list-style-name="L50">
      <style:text-properties officeooo:paragraph-rsid="00014e41"/>
    </style:style>
    <style:style style:name="P56" style:family="paragraph" style:parent-style-name="Text_20_body" style:list-style-name="L51">
      <style:text-properties officeooo:paragraph-rsid="00014e41"/>
    </style:style>
    <style:style style:name="P57" style:family="paragraph" style:parent-style-name="Text_20_body" style:list-style-name="L52">
      <style:text-properties officeooo:paragraph-rsid="00014e41"/>
    </style:style>
    <style:style style:name="P58" style:family="paragraph" style:parent-style-name="Text_20_body" style:list-style-name="L53">
      <style:paragraph-properties fo:margin-top="0cm" fo:margin-bottom="0cm" style:contextual-spacing="false"/>
      <style:text-properties officeooo:paragraph-rsid="00014e41"/>
    </style:style>
    <style:style style:name="P59" style:family="paragraph" style:parent-style-name="Text_20_body" style:list-style-name="L53">
      <style:text-properties officeooo:paragraph-rsid="00014e41"/>
    </style:style>
    <style:style style:name="P60" style:family="paragraph" style:parent-style-name="Text_20_body" style:list-style-name="L54">
      <style:paragraph-properties fo:margin-top="0cm" fo:margin-bottom="0cm" style:contextual-spacing="false"/>
      <style:text-properties officeooo:paragraph-rsid="00014e41"/>
    </style:style>
    <style:style style:name="P61" style:family="paragraph" style:parent-style-name="Text_20_body" style:list-style-name="L54">
      <style:text-properties officeooo:paragraph-rsid="00014e41"/>
    </style:style>
    <style:style style:name="P62" style:family="paragraph" style:parent-style-name="Text_20_body" style:list-style-name="L55">
      <style:paragraph-properties fo:margin-top="0cm" fo:margin-bottom="0cm" style:contextual-spacing="false"/>
      <style:text-properties officeooo:paragraph-rsid="00014e41"/>
    </style:style>
    <style:style style:name="P63" style:family="paragraph" style:parent-style-name="Text_20_body" style:list-style-name="L55">
      <style:text-properties officeooo:paragraph-rsid="00014e41"/>
    </style:style>
    <style:style style:name="P64" style:family="paragraph" style:parent-style-name="Text_20_body">
      <style:paragraph-properties fo:margin-top="0cm" fo:margin-bottom="0.37cm" style:contextual-spacing="false"/>
      <style:text-properties officeooo:paragraph-rsid="00014e41"/>
    </style:style>
    <style:style style:name="P65" style:family="paragraph" style:parent-style-name="Text_20_body">
      <style:text-properties officeooo:paragraph-rsid="00014e41"/>
    </style:style>
    <style:style style:name="P66" style:family="paragraph" style:parent-style-name="Text_20_body">
      <style:paragraph-properties fo:margin-left="0cm" fo:margin-right="0cm" fo:margin-top="0cm" fo:margin-bottom="0.37cm" style:contextual-spacing="false" fo:text-indent="0cm" style:auto-text-indent="false"/>
      <style:text-properties officeooo:paragraph-rsid="00014e41"/>
    </style:style>
    <style:style style:name="P67" style:family="paragraph" style:parent-style-name="Text_20_body" style:list-style-name="L56"/>
    <style:style style:name="P68" style:family="paragraph" style:parent-style-name="Text_20_body" style:list-style-name="L56">
      <style:paragraph-properties fo:margin-top="0cm" fo:margin-bottom="0cm" style:contextual-spacing="false"/>
    </style:style>
    <style:style style:name="P69" style:family="paragraph" style:parent-style-name="Text_20_body" style:list-style-name="L57"/>
    <style:style style:name="P70" style:family="paragraph" style:parent-style-name="Text_20_body" style:list-style-name="L57">
      <style:paragraph-properties fo:margin-top="0cm" fo:margin-bottom="0cm" style:contextual-spacing="false"/>
    </style:style>
    <style:style style:name="P71" style:family="paragraph" style:parent-style-name="Text_20_body" style:list-style-name="L58"/>
    <style:style style:name="P72" style:family="paragraph" style:parent-style-name="Text_20_body" style:list-style-name="L58">
      <style:paragraph-properties fo:margin-top="0cm" fo:margin-bottom="0cm" style:contextual-spacing="false"/>
    </style:style>
    <style:style style:name="P73" style:family="paragraph" style:parent-style-name="Text_20_body" style:list-style-name="L59"/>
    <style:style style:name="P74" style:family="paragraph" style:parent-style-name="Text_20_body" style:list-style-name="L59">
      <style:paragraph-properties fo:margin-top="0cm" fo:margin-bottom="0cm" style:contextual-spacing="false"/>
    </style:style>
    <style:style style:name="P75" style:family="paragraph" style:parent-style-name="Text_20_body" style:list-style-name="L60"/>
    <style:style style:name="P76" style:family="paragraph" style:parent-style-name="Text_20_body" style:list-style-name="L60">
      <style:paragraph-properties fo:margin-top="0cm" fo:margin-bottom="0cm" style:contextual-spacing="false"/>
    </style:style>
    <style:style style:name="P77" style:family="paragraph" style:parent-style-name="Text_20_body" style:list-style-name="L61"/>
    <style:style style:name="P78" style:family="paragraph" style:parent-style-name="Text_20_body" style:list-style-name="L61">
      <style:paragraph-properties fo:margin-top="0cm" fo:margin-bottom="0cm" style:contextual-spacing="false"/>
    </style:style>
    <style:style style:name="P79" style:family="paragraph" style:parent-style-name="Text_20_body" style:list-style-name="L62"/>
    <style:style style:name="P80" style:family="paragraph" style:parent-style-name="Text_20_body" style:list-style-name="L62">
      <style:paragraph-properties fo:margin-top="0cm" fo:margin-bottom="0cm" style:contextual-spacing="false"/>
    </style:style>
    <style:style style:name="P81" style:family="paragraph" style:parent-style-name="Text_20_body" style:list-style-name="L63"/>
    <style:style style:name="P82" style:family="paragraph" style:parent-style-name="Text_20_body" style:list-style-name="L63">
      <style:paragraph-properties fo:margin-top="0cm" fo:margin-bottom="0cm" style:contextual-spacing="false"/>
    </style:style>
    <style:style style:name="P83" style:family="paragraph" style:parent-style-name="Text_20_body" style:list-style-name="L64"/>
    <style:style style:name="P84" style:family="paragraph" style:parent-style-name="Text_20_body" style:list-style-name="L64">
      <style:paragraph-properties fo:margin-top="0cm" fo:margin-bottom="0cm" style:contextual-spacing="false"/>
    </style:style>
    <style:style style:name="P85" style:family="paragraph" style:parent-style-name="Text_20_body" style:list-style-name="L65"/>
    <style:style style:name="P86" style:family="paragraph" style:parent-style-name="Text_20_body" style:list-style-name="L65">
      <style:paragraph-properties fo:margin-top="0cm" fo:margin-bottom="0cm" style:contextual-spacing="false"/>
    </style:style>
    <style:style style:name="P87" style:family="paragraph" style:parent-style-name="Text_20_body" style:list-style-name="L66"/>
    <style:style style:name="P88" style:family="paragraph" style:parent-style-name="Text_20_body" style:list-style-name="L66">
      <style:paragraph-properties fo:margin-top="0cm" fo:margin-bottom="0cm" style:contextual-spacing="false"/>
    </style:style>
    <style:style style:name="T1" style:family="text">
      <style:text-properties fo:color="#bcbec4" loext:opacity="100%" style:font-name="JetBrains Mono" fo:font-size="10.5pt" fo:font-style="normal" fo:font-weight="normal" style:font-size-asian="10.5pt" style:font-style-asian="normal" style:font-weight-asian="normal"/>
    </style:style>
    <style:style style:name="T2" style:family="text">
      <style:text-properties fo:color="#d5b778" loext:opacity="100%" style:font-name="JetBrains Mono" fo:font-size="10.5pt" fo:font-style="normal" fo:font-weight="normal" style:font-size-asian="10.5pt" style:font-style-asian="normal" style:font-weight-asian="normal"/>
    </style:style>
    <style:style style:name="T3" style:family="text">
      <style:text-properties fo:color="#6aab73" loext:opacity="100%" style:font-name="JetBrains Mono" fo:font-size="10.5pt" fo:font-style="normal" fo:font-weight="normal" style:font-size-asian="10.5pt" style:font-style-asian="normal" style:font-weight-asian="normal"/>
    </style:style>
    <style:style style:name="T4" style:family="text">
      <style:text-properties fo:color="#c77dbb" loext:opacity="100%" style:font-name="JetBrains Mono" fo:font-size="10.5pt" fo:font-style="normal" fo:font-weight="normal" style:font-size-asian="10.5pt" style:font-style-asian="normal" style:font-weight-asian="normal"/>
    </style:style>
    <style:style style:name="T5" style:family="text">
      <style:text-properties fo:color="#c77dbb" loext:opacity="100%" style:font-name="JetBrains Mono" fo:font-size="10.5pt" fo:font-style="italic" fo:font-weight="normal" style:font-size-asian="10.5pt" style:font-style-asian="italic" style:font-weight-asian="normal"/>
    </style:style>
    <style:style style:name="T6" style:family="text">
      <style:text-properties fo:color="#7a7e85" loext:opacity="100%" style:font-name="JetBrains Mono" fo:font-size="10.5pt" fo:font-style="normal" fo:font-weight="normal" style:font-size-asian="10.5pt" style:font-style-asian="normal" style:font-weight-asian="normal"/>
    </style:style>
    <style:style style:name="T7" style:family="text">
      <style:text-properties fo:color="#cf8e6d" loext:opacity="100%" style:font-name="JetBrains Mono" fo:font-size="10.5pt" fo:font-style="normal" fo:font-weight="normal" style:font-size-asian="10.5pt" style:font-style-asian="normal" style:font-weight-asian="normal"/>
    </style:style>
    <style:style style:name="T8" style:family="text">
      <style:text-properties fo:color="#56a8f5" loext:opacity="100%" style:font-name="JetBrains Mono" fo:font-size="10.5pt" fo:font-style="normal" fo:font-weight="normal" style:font-size-asian="10.5pt" style:font-style-asian="normal" style:font-weight-asian="normal"/>
    </style:style>
    <style:style style:name="T9" style:family="text">
      <style:text-properties fo:color="#bababa" loext:opacity="100%" style:font-name="JetBrains Mono" fo:font-size="10.5pt" fo:font-style="normal" fo:font-weight="normal" style:font-size-asian="10.5pt" style:font-style-asian="normal" style:font-weight-asian="normal"/>
    </style:style>
    <style:style style:name="T10" style:family="text">
      <style:text-properties fo:color="#2aacb8" loext:opacity="100%" style:font-name="JetBrains Mono" fo:font-size="10.5pt" fo:font-style="normal" fo:font-weight="normal" style:font-size-asian="10.5pt" style:font-style-asian="normal" style:font-weight-asian="normal"/>
    </style:style>
    <style:style style:name="T11" style:family="text">
      <style:text-properties fo:color="#c57633" loext:opacity="100%" style:font-name="JetBrains Mono" fo:font-size="10.5pt" fo:font-style="normal" fo:font-weight="normal" style:font-size-asian="10.5pt" style:font-style-asian="normal" style:font-weight-asian="normal"/>
    </style:style>
    <style:style style:name="T12" style:family="text">
      <style:text-properties officeooo:rsid="001bf348"/>
    </style:style>
    <style:style style:name="T13" style:family="text">
      <style:text-properties officeooo:rsid="001c609d"/>
    </style:style>
    <style:style style:name="T14" style:family="text">
      <style:text-properties officeooo:rsid="000316f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-start text:name="__DdeLink__4661_2092794412"/><text:span text:style-name="Strong_20_Emphasis">Jour 3 : Frontend - Affichage des produits</text:span></text:h>
      <text:h text:style-name="P4" text:outline-level="4">Objectif : Personnaliser le frontend pour afficher dynamiquement les produits importés dans Magento.<text:bookmark-end text:name="__DdeLink__4661_2092794412"/></text:h>
      <text:h text:style-name="P2" text:outline-level="3"><text:bookmark text:name="__DdeLink__4665_2092794412"/><text:span text:style-name="Strong_20_Emphasis">3.1. Personnalisation du thème pour afficher les produits Amazon</text:span></text:h>
      <text:p text:style-name="P64">Nous allons :</text:p>
      <text:list xml:id="list2690358050" text:style-name="L1">
        <text:list-item>
          <text:p text:style-name="P14">Créer un design spécifique pour la <text:span text:style-name="Strong_20_Emphasis">page d'accueil</text:span> ou une autre page de votre choix. </text:p>
        </text:list-item>
        <text:list-item>
          <text:p text:style-name="P14">Ajouter dynamiquement les produits à travers des <text:span text:style-name="Strong_20_Emphasis">fichiers XML</text:span> et un fichier <text:span text:style-name="Strong_20_Emphasis">.phtml</text:span>. </text:p>
        </text:list-item>
        <text:list-item>
          <text:p text:style-name="P15">Afficher les produits dans un <text:span text:style-name="Strong_20_Emphasis">bloc ou widget</text:span> au sein du thème. </text:p>
        </text:list-item>
      </text:list>
      <text:p text:style-name="P9"/>
      <text:h text:style-name="P1" text:outline-level="3"><text:span text:style-name="Strong_20_Emphasis">Étapes détaillées :</text:span></text:h>
      <text:h text:style-name="P4" text:outline-level="4"><text:span text:style-name="Strong_20_Emphasis">A. Structure du thème personnalisé</text:span></text:h>
      <text:p text:style-name="P64">Avant de commencer, assurez-vous d'avoir un <text:span text:style-name="Strong_20_Emphasis">thème Magento actif</text:span> sur lequel appliquer les personnalisations.</text:p>
      <text:p text:style-name="P65">Emplacement des fichiers de votre thème :</text:p>
      <text:p text:style-name="P12"><text:span text:style-name="T1">app/design/frontend/{Vendor}/{Theme}/</text:span></text:p>
      <text:p text:style-name="P64">Si vous utilisez le thème de base <text:span text:style-name="Strong_20_Emphasis">Luma</text:span>, vous pouvez le copier et créer un <text:span text:style-name="Strong_20_Emphasis">nouveau thème enfant</text:span> pour éviter de modifier directement le thème principal.</text:p>
      <text:p text:style-name="P9"/>
      <text:h text:style-name="P4" text:outline-level="4"><text:span text:style-name="Strong_20_Emphasis">B. Modifier le layout XML pour ajouter un bloc de produits</text:span></text:h>
      <text:p text:style-name="P64">Magento utilise des fichiers <text:span text:style-name="Strong_20_Emphasis">XML de mise en page (layout XML)</text:span> pour structurer le contenu des pages. Le but est d’ajouter un bloc personnalisé pour afficher les produits liés à Amazon à l’aide de nos données.</text:p>
      <text:h text:style-name="P6" text:outline-level="5"><text:span text:style-name="Strong_20_Emphasis">1. Chemin du layout XML pour la page d'accueil</text:span></text:h>
      <text:p text:style-name="P65">Créez ou modifiez le fichier suivant dans votre thème personnalisé :</text:p>
      <text:p text:style-name="P12"><text:span text:style-name="T1">app/design/frontend/{Vendor}/{Theme}/Magento_Theme/layout/cms_index_index.xml</text:span></text:p>
      <text:h text:style-name="P7" text:outline-level="5"><text:span text:style-name="Strong_20_Emphasis">2. Contenu du fichier </text:span><text:span text:style-name="Source_20_Text">cms_index_index.xml</text:span></text:h>
      <text:p text:style-name="P65">Ce fichier XML permet de définir des blocs sur la page d’accueil. Ajoutez un bloc pour les produits importés :</text:p>
      <text:p text:style-name="P12"><text:span text:style-name="T2">&lt;?</text:span><text:span text:style-name="T1">xml version</text:span><text:span text:style-name="T3">="1.0"</text:span><text:span text:style-name="T2">?&gt;</text:span><text:line-break/><text:span text:style-name="T2">&lt;page </text:span><text:span text:style-name="T1">xmlns:</text:span><text:span text:style-name="T4">xsi</text:span><text:span text:style-name="T3">="http://www.w3.org/2001/XMLSchema-instance" </text:span><text:span text:style-name="T4">xsi</text:span><text:span text:style-name="T1">:noNamespaceSchemaLocation</text:span><text:span text:style-name="T3">="urn:magento:framework:View/Layout/etc/page_configuration.xsd"</text:span><text:span text:style-name="T2">&gt;</text:span><text:line-break/><text:span text:style-name="T2"> <text:s text:c="3"/>&lt;body&gt;</text:span><text:line-break/><text:span text:style-name="T2"> <text:s text:c="7"/></text:span><text:span text:style-name="T6">&lt;!-- Ajout d’un container pour afficher les produits Amazon --&gt;</text:span><text:line-break/><text:span text:style-name="T6"> <text:s text:c="7"/></text:span><text:span text:style-name="T2">&lt;referenceContainer </text:span><text:span text:style-name="T1">name</text:span><text:span text:style-name="T3">="content"</text:span><text:span text:style-name="T2">&gt;</text:span><text:line-break/><text:span text:style-name="T2"> <text:s text:c="11"/>&lt;block </text:span><text:span text:style-name="T1">class</text:span><text:span text:style-name="T3">="MyNamespace\AmazonIntegration\Block\ProductList" </text:span><text:span text:style-name="T1">name</text:span><text:span text:style-name="T3">="amazon.product.list" </text:span><text:soft-page-break/><text:span text:style-name="T1">template</text:span><text:span text:style-name="T3">="MyNamespace_AmazonIntegration::products.phtml" </text:span><text:span text:style-name="T2">/&gt;</text:span><text:line-break/><text:span text:style-name="T2"> <text:s text:c="7"/>&lt;/referenceContainer&gt;</text:span><text:line-break/><text:span text:style-name="T2"> <text:s text:c="3"/>&lt;/body&gt;</text:span><text:line-break/><text:span text:style-name="T2">&lt;/page&gt;</text:span></text:p>
      <text:p text:style-name="P64"><text:span text:style-name="Strong_20_Emphasis">Explications :</text:span></text:p>
      <text:list xml:id="list3683190442" text:style-name="L29">
        <text:list-item>
          <text:p text:style-name="P16"><text:span text:style-name="Source_20_Text">referenceContainer name="content"</text:span> : Ajoute le bloc dans la section principale de la page. </text:p>
        </text:list-item>
        <text:list-item>
          <text:p text:style-name="P16"><text:span text:style-name="Source_20_Text">block class</text:span> : Référence à une classe PHP (Block) qui fournira les données des produits. </text:p>
        </text:list-item>
        <text:list-item>
          <text:p text:style-name="P17"><text:span text:style-name="Source_20_Text">template</text:span> : Fichier <text:span text:style-name="Source_20_Text">.phtml</text:span> que nous allons créer pour la mise en page. </text:p>
        </text:list-item>
      </text:list>
      <text:h text:style-name="P5" text:outline-level="4"><text:span text:style-name="Strong_20_Emphasis">C. La classe PHP du bloc</text:span></text:h>
      <text:p text:style-name="P64">Le <text:span text:style-name="Strong_20_Emphasis">bloc</text:span> est une classe qui permet de passer des données du backend (Magento) au fichier <text:span text:style-name="Source_20_Text">.phtml</text:span>.</text:p>
      <text:list xml:id="list1697998857" text:style-name="L30">
        <text:list-item>
          <text:p text:style-name="P18">Créez la classe <text:span text:style-name="Source_20_Text">ProductList</text:span> dans votre module :<text:line-break/>Chemin :<text:line-break/><text:span text:style-name="Source_20_Text">app/code/MyNamespace/AmazonIntegration/Block/ProductList.php</text:span></text:p>
        </text:list-item>
        <text:list-item>
          <text:p text:style-name="P19">Contenu de la classe <text:span text:style-name="Source_20_Text">ProductList</text:span> :</text:p>
        </text:list-item>
      </text:list>
      <text:p text:style-name="P12"><text:span text:style-name="T1">&lt;?php</text:span><text:line-break/><text:line-break/><text:span text:style-name="T7">namespace </text:span><text:span text:style-name="T1">MyNamespace\AmazonIntegration\Block;</text:span><text:line-break/><text:line-break/><text:span text:style-name="T7">use </text:span><text:span text:style-name="T1">Magento\Catalog\Api\ProductRepositoryInterface;</text:span><text:line-break/><text:span text:style-name="T7">use </text:span><text:span text:style-name="T1">Magento\Framework\View\Element\Template;</text:span><text:line-break/><text:line-break/><text:span text:style-name="T7">class </text:span><text:span text:style-name="T1">ProductList </text:span><text:span text:style-name="T7">extends </text:span><text:span text:style-name="T1">Template</text:span><text:line-break/><text:span text:style-name="T1">{</text:span><text:line-break/><text:span text:style-name="T1"> <text:s text:c="3"/></text:span><text:span text:style-name="T7">private </text:span><text:span text:style-name="T1">$productRepository;</text:span><text:line-break/><text:line-break/><text:span text:style-name="T1"> <text:s text:c="3"/></text:span><text:span text:style-name="T7">public function </text:span><text:span text:style-name="T1">__construct(</text:span><text:line-break/><text:span text:style-name="T1"> <text:s text:c="7"/>Template\Context $context,</text:span><text:line-break/><text:span text:style-name="T1"> <text:s text:c="7"/>ProductRepositoryInterface $productRepository,</text:span><text:line-break/><text:span text:style-name="T1"> <text:s text:c="7"/></text:span><text:span text:style-name="T7">array </text:span><text:span text:style-name="T1">$data = []</text:span><text:line-break/><text:span text:style-name="T1"> <text:s text:c="3"/>) {</text:span><text:line-break/><text:span text:style-name="T1"> <text:s text:c="7"/></text:span><text:span text:style-name="T7">parent</text:span><text:span text:style-name="T1">::</text:span><text:span text:style-name="T8">__construct</text:span><text:span text:style-name="T1">($context, $data);</text:span><text:line-break/><text:span text:style-name="T1"> <text:s text:c="7"/>$this-&gt;productRepository = $productRepository;</text:span><text:line-break/><text:span text:style-name="T1"> <text:s text:c="3"/>}</text:span><text:line-break/><text:line-break/><text:span text:style-name="T1"> <text:s text:c="3"/>/**</text:span><text:line-break/><text:span text:style-name="T6"> <text:s text:c="4"/>* Récupère une liste de produits Amazon</text:span><text:line-break/><text:span text:style-name="T6"> <text:s text:c="4"/>*</text:span><text:line-break/><text:span text:style-name="T6"> <text:s text:c="4"/>* </text:span><text:span text:style-name="T7">@return array</text:span><text:line-break/><text:span text:style-name="T7"> <text:s text:c="4"/></text:span><text:span text:style-name="T1">*/</text:span><text:line-break/><text:span text:style-name="T1"> <text:s text:c="3"/></text:span><text:span text:style-name="T7">public function </text:span><text:span text:style-name="T8">getAmazonProducts</text:span><text:span text:style-name="T1">()</text:span><text:line-break/><text:span text:style-name="T1"> <text:s text:c="3"/>{</text:span><text:line-break/><text:span text:style-name="T1"> <text:s text:c="7"/>$result = [];</text:span><text:line-break/><text:line-break/><text:span text:style-name="T1"> <text:s text:c="7"/>//</text:span><text:span text:style-name="T6"> Exemple : Récupération des produits liés à Amazon (marqués avec un SKU spécifique comme "AMAZON-")</text:span><text:line-break/><text:span text:style-name="T6"> <text:s text:c="7"/></text:span><text:span text:style-name="T1">$searchCriteria = $this-&gt;_objectManager-&gt;</text:span><text:span text:style-name="T8">create</text:span><text:span text:style-name="T1">(\Magento\Framework\Api\SearchCriteriaBuilder::</text:span><text:span text:style-name="T7">class</text:span><text:span text:style-name="T1">)</text:span><text:line-break/><text:span text:style-name="T1"> <text:s text:c="11"/>-&gt;</text:span><text:span text:style-name="T8">addFilter</text:span><text:span text:style-name="T1">('</text:span><text:span text:style-name="T3">sku</text:span><text:span text:style-name="T1">', '</text:span><text:span text:style-name="T3">AMAZON-%</text:span><text:span text:style-name="T1">', '</text:span><text:span text:style-name="T3">like</text:span><text:span text:style-name="T1">')-&gt;</text:span><text:span text:style-name="T8">create</text:span><text:span text:style-name="T1">();</text:span><text:line-break/><text:soft-page-break/><text:line-break/><text:span text:style-name="T1"> <text:s text:c="7"/>$products = $this-&gt;productRepository-&gt;</text:span><text:span text:style-name="T8">getList</text:span><text:span text:style-name="T1">($searchCriteria);</text:span><text:line-break/><text:line-break/><text:span text:style-name="T1"> <text:s text:c="7"/></text:span><text:span text:style-name="T7">foreach </text:span><text:span text:style-name="T1">($products-&gt;</text:span><text:span text:style-name="T8">getItems</text:span><text:span text:style-name="T1">() as $product) {</text:span><text:line-break/><text:span text:style-name="T1"> <text:s text:c="11"/>$result[] = [</text:span><text:line-break/><text:span text:style-name="T1"> <text:s text:c="15"/>'</text:span><text:span text:style-name="T3">name</text:span><text:span text:style-name="T1">' =&gt; $product-&gt;</text:span><text:span text:style-name="T8">getName</text:span><text:span text:style-name="T1">(),</text:span><text:line-break/><text:span text:style-name="T1"> <text:s text:c="15"/>'</text:span><text:span text:style-name="T3">price</text:span><text:span text:style-name="T1">' =&gt; $product-&gt;</text:span><text:span text:style-name="T8">getPrice</text:span><text:span text:style-name="T1">(),</text:span><text:line-break/><text:span text:style-name="T1"> <text:s text:c="15"/>'</text:span><text:span text:style-name="T3">image</text:span><text:span text:style-name="T1">' =&gt; $this-&gt;</text:span><text:span text:style-name="T8">getImageUrl</text:span><text:span text:style-name="T1">($product),</text:span><text:line-break/><text:span text:style-name="T1"> <text:s text:c="15"/>'</text:span><text:span text:style-name="T3">url</text:span><text:span text:style-name="T1">' =&gt; $product-&gt;</text:span><text:span text:style-name="T8">getProductUrl</text:span><text:span text:style-name="T1">(),</text:span><text:line-break/><text:span text:style-name="T1"> <text:s text:c="11"/>];</text:span><text:line-break/><text:span text:style-name="T1"> <text:s text:c="7"/>}</text:span><text:line-break/><text:line-break/><text:span text:style-name="T1"> <text:s text:c="7"/></text:span><text:span text:style-name="T7">return </text:span><text:span text:style-name="T1">$result;</text:span><text:line-break/><text:span text:style-name="T1"> <text:s text:c="3"/>}</text:span><text:line-break/><text:line-break/><text:span text:style-name="T1"> <text:s text:c="3"/>/**</text:span><text:line-break/><text:span text:style-name="T6"> <text:s text:c="4"/>* Récupère l’URL de l’image du produit</text:span><text:line-break/><text:span text:style-name="T6"> <text:s text:c="4"/>*</text:span><text:line-break/><text:span text:style-name="T6"> <text:s text:c="4"/>* </text:span><text:span text:style-name="T7">@param </text:span><text:span text:style-name="T1">\</text:span><text:span text:style-name="T6">Magento</text:span><text:span text:style-name="T1">\</text:span><text:span text:style-name="T6">Catalog</text:span><text:span text:style-name="T1">\</text:span><text:span text:style-name="T6">Api</text:span><text:span text:style-name="T1">\</text:span><text:span text:style-name="T6">Data</text:span><text:span text:style-name="T1">\</text:span><text:span text:style-name="T6">ProductInterface $product</text:span><text:line-break/><text:span text:style-name="T6"> <text:s text:c="4"/>* </text:span><text:span text:style-name="T7">@return string</text:span><text:span text:style-name="T1">|</text:span><text:span text:style-name="T7">null</text:span><text:line-break/><text:span text:style-name="T7"> <text:s text:c="4"/></text:span><text:span text:style-name="T1">*/</text:span><text:line-break/><text:span text:style-name="T1"> <text:s text:c="3"/></text:span><text:span text:style-name="T7">private function </text:span><text:span text:style-name="T8">getImageUrl</text:span><text:span text:style-name="T1">($product)</text:span><text:line-break/><text:span text:style-name="T1"> <text:s text:c="3"/>{</text:span><text:line-break/><text:span text:style-name="T1"> <text:s text:c="7"/>$imageHelper = $this-&gt;_objectManager-&gt;</text:span><text:span text:style-name="T8">create</text:span><text:span text:style-name="T1">(\Magento\Catalog\Helper\Image::</text:span><text:span text:style-name="T7">class</text:span><text:span text:style-name="T1">);</text:span><text:line-break/><text:line-break/><text:span text:style-name="T1"> <text:s text:c="7"/></text:span><text:span text:style-name="T7">return </text:span><text:span text:style-name="T1">$imageHelper-&gt;</text:span><text:span text:style-name="T8">init</text:span><text:span text:style-name="T1">($product, '</text:span><text:span text:style-name="T3">product_base_image</text:span><text:span text:style-name="T1">')-&gt;</text:span><text:span text:style-name="T8">getUrl</text:span><text:span text:style-name="T1">();</text:span><text:line-break/><text:span text:style-name="T1"> <text:s text:c="3"/>}</text:span><text:line-break/><text:span text:style-name="T1">}</text:span></text:p>
      <text:p text:style-name="P64"><text:span text:style-name="Strong_20_Emphasis">Explications :</text:span></text:p>
      <text:list xml:id="list2863049784" text:style-name="L31">
        <text:list-item>
          <text:p text:style-name="P20">La méthode <text:span text:style-name="Source_20_Text">getAmazonProducts</text:span> filtre les produits par SKU (les produits Amazon ayant un préfixe comme <text:span text:style-name="Source_20_Text">AMAZON-</text:span>). </text:p>
        </text:list-item>
        <text:list-item>
          <text:p text:style-name="P21">Elle renvoie un tableau contenant les données nécessaires pour l’affichage : nom, prix, image, et URL. </text:p>
        </text:list-item>
      </text:list>
      <text:p text:style-name="P9"/>
      <text:h text:style-name="P4" text:outline-level="4"><text:span text:style-name="Strong_20_Emphasis">D. Fichier PHTML pour afficher la liste des produits</text:span></text:h>
      <text:p text:style-name="P64">Créez le fichier <text:span text:style-name="Source_20_Text">products.phtml</text:span>, relié au template spécifié dans <text:span text:style-name="Source_20_Text">cms_index_index.xml</text:span>.</text:p>
      <text:p text:style-name="P65">Chemin du fichier :</text:p>
      <text:p text:style-name="P12"><text:span text:style-name="T1">app/design/frontend/{Vendor}/{Theme}/MyNamespace_AmazonIntegration/templates/products.phtml</text:span></text:p>
      <text:h text:style-name="P7" text:outline-level="5"><text:span text:style-name="Strong_20_Emphasis">Contenu de </text:span><text:span text:style-name="Source_20_Text">products.phtml</text:span><text:span text:style-name="Strong_20_Emphasis"> :</text:span></text:h>
      <text:p text:style-name="P65">Voici un exemple de code HTML pour afficher les produits dans une grille dynamique :</text:p>
      <text:p text:style-name="P12"><text:span text:style-name="T1">&lt;?php</text:span><text:line-break/><text:span text:style-name="T1">/** </text:span><text:span text:style-name="T7">@var </text:span><text:span text:style-name="T1">\</text:span><text:span text:style-name="T6">MyNamespace</text:span><text:span text:style-name="T1">\</text:span><text:span text:style-name="T6">AmazonIntegration</text:span><text:span text:style-name="T1">\</text:span><text:span text:style-name="T6">Block</text:span><text:span text:style-name="T1">\</text:span><text:span text:style-name="T6">ProductList $block </text:span><text:span text:style-name="T1">*/</text:span><text:line-break/><text:span text:style-name="T1">$products = $block-&gt;</text:span><text:span text:style-name="T8">getAmazonProducts</text:span><text:span text:style-name="T1">();</text:span><text:line-break/><text:span text:style-name="T1">?&gt;</text:span><text:line-break/><text:line-break/><text:span text:style-name="T1">&lt;</text:span><text:span text:style-name="T2">div </text:span><text:span text:style-name="T9">class</text:span><text:span text:style-name="T1">="</text:span><text:span text:style-name="T3">amazon-products</text:span><text:span text:style-name="T1">"&gt;</text:span><text:line-break/><text:soft-page-break/><text:span text:style-name="T1"> <text:s text:c="3"/>&lt;</text:span><text:span text:style-name="T2">h2</text:span><text:span text:style-name="T1">&gt;Produits Amazon&lt;/</text:span><text:span text:style-name="T2">h2</text:span><text:span text:style-name="T1">&gt;</text:span><text:line-break/><text:span text:style-name="T1"> <text:s text:c="3"/>&lt;?php </text:span><text:span text:style-name="T7">if </text:span><text:span text:style-name="T1">(!empty($products)): ?&gt;</text:span><text:line-break/><text:span text:style-name="T1"> <text:s text:c="7"/>&lt;</text:span><text:span text:style-name="T2">div </text:span><text:span text:style-name="T9">class</text:span><text:span text:style-name="T1">="</text:span><text:span text:style-name="T3">products-grid</text:span><text:span text:style-name="T1">"&gt;</text:span><text:line-break/><text:span text:style-name="T1"> <text:s text:c="11"/>&lt;?php </text:span><text:span text:style-name="T7">foreach </text:span><text:span text:style-name="T1">($products as $product): ?&gt;</text:span><text:line-break/><text:span text:style-name="T1"> <text:s text:c="15"/>&lt;</text:span><text:span text:style-name="T2">div </text:span><text:span text:style-name="T9">class</text:span><text:span text:style-name="T1">="</text:span><text:span text:style-name="T3">product-item</text:span><text:span text:style-name="T1">"&gt;</text:span><text:line-break/><text:span text:style-name="T1"> <text:s text:c="19"/>&lt;</text:span><text:span text:style-name="T2">a </text:span><text:span text:style-name="T9">href</text:span><text:span text:style-name="T1">="</text:span><text:span text:style-name="T3">&lt;?= $product['url'] ?&gt;</text:span><text:span text:style-name="T1">"&gt;</text:span><text:line-break/><text:span text:style-name="T1"> <text:s text:c="23"/>&lt;</text:span><text:span text:style-name="T2">img </text:span><text:span text:style-name="T9">src</text:span><text:span text:style-name="T1">="</text:span><text:span text:style-name="T3">&lt;?= $product['image'] ?&gt;</text:span><text:span text:style-name="T1">" </text:span><text:span text:style-name="T9">alt</text:span><text:span text:style-name="T1">="</text:span><text:span text:style-name="T3">&lt;?= $product['name'] ?&gt;</text:span><text:span text:style-name="T1">" /&gt;</text:span><text:line-break/><text:span text:style-name="T1"> <text:s text:c="23"/>&lt;</text:span><text:span text:style-name="T2">h3</text:span><text:span text:style-name="T1">&gt;&lt;?= $product['</text:span><text:span text:style-name="T3">name</text:span><text:span text:style-name="T1">'] ?&gt;&lt;/</text:span><text:span text:style-name="T2">h3</text:span><text:span text:style-name="T1">&gt;</text:span><text:line-break/><text:span text:style-name="T1"> <text:s text:c="23"/>&lt;</text:span><text:span text:style-name="T2">p</text:span><text:span text:style-name="T1">&gt;Prix : &lt;?= $product['</text:span><text:span text:style-name="T3">price</text:span><text:span text:style-name="T1">'] ?&gt; €&lt;/</text:span><text:span text:style-name="T2">p</text:span><text:span text:style-name="T1">&gt;</text:span><text:line-break/><text:span text:style-name="T1"> <text:s text:c="19"/>&lt;/</text:span><text:span text:style-name="T2">a</text:span><text:span text:style-name="T1">&gt;</text:span><text:line-break/><text:span text:style-name="T1"> <text:s text:c="15"/>&lt;/</text:span><text:span text:style-name="T2">div</text:span><text:span text:style-name="T1">&gt;</text:span><text:line-break/><text:span text:style-name="T1"> <text:s text:c="11"/>&lt;?php </text:span><text:span text:style-name="T7">endforeach</text:span><text:span text:style-name="T1">; ?&gt;</text:span><text:line-break/><text:span text:style-name="T1"> <text:s text:c="7"/>&lt;/</text:span><text:span text:style-name="T2">div</text:span><text:span text:style-name="T1">&gt;</text:span><text:line-break/><text:span text:style-name="T1"> <text:s text:c="3"/>&lt;?php </text:span><text:span text:style-name="T7">else</text:span><text:span text:style-name="T1">: ?&gt;</text:span><text:line-break/><text:span text:style-name="T1"> <text:s text:c="7"/>&lt;</text:span><text:span text:style-name="T2">p</text:span><text:span text:style-name="T1">&gt;Aucun produit Amazon trouvé.&lt;/</text:span><text:span text:style-name="T2">p</text:span><text:span text:style-name="T1">&gt;</text:span><text:line-break/><text:span text:style-name="T1"> <text:s text:c="3"/>&lt;?php </text:span><text:span text:style-name="T7">endif</text:span><text:span text:style-name="T1">; ?&gt;</text:span><text:line-break/><text:span text:style-name="T1">&lt;/</text:span><text:span text:style-name="T2">div</text:span><text:span text:style-name="T1">&gt;</text:span></text:p>
      <text:h text:style-name="P7" text:outline-level="5"><text:span text:style-name="Strong_20_Emphasis">CSS suggéré pour styliser la grille de produits :</text:span></text:h>
      <text:p text:style-name="P64">Ajoutez le fichier CSS suivant à votre thème :<text:line-break/>Chemin : <text:span text:style-name="Source_20_Text">app/design/frontend/{Vendor}/{Theme}/web/css/source/_module.less</text:span></text:p>
      <text:p text:style-name="P65">Contenu CSS :</text:p>
      <text:p text:style-name="P12"><text:span text:style-name="T1">.</text:span><text:span text:style-name="T2">amazon-products </text:span><text:span text:style-name="T1">{</text:span><text:line-break/><text:span text:style-name="T1"> <text:s text:c="3"/>.</text:span><text:span text:style-name="T2">products-grid </text:span><text:span text:style-name="T1">{</text:span><text:line-break/><text:span text:style-name="T1"> <text:s text:c="7"/></text:span><text:span text:style-name="T9">display</text:span><text:span text:style-name="T1">: </text:span><text:span text:style-name="T3">flex</text:span><text:span text:style-name="T1">;</text:span><text:line-break/><text:span text:style-name="T1"> <text:s text:c="7"/></text:span><text:span text:style-name="T9">flex-wrap</text:span><text:span text:style-name="T1">: </text:span><text:span text:style-name="T3">wrap</text:span><text:span text:style-name="T1">;</text:span><text:line-break/><text:span text:style-name="T1"> <text:s text:c="7"/></text:span><text:span text:style-name="T9">gap</text:span><text:span text:style-name="T1">: </text:span><text:span text:style-name="T10">20</text:span><text:span text:style-name="T3">px</text:span><text:span text:style-name="T1">;</text:span><text:line-break/><text:span text:style-name="T1"> <text:s text:c="3"/>}</text:span><text:line-break/><text:span text:style-name="T1"> <text:s text:c="3"/>.</text:span><text:span text:style-name="T2">product-item </text:span><text:span text:style-name="T1">{</text:span><text:line-break/><text:span text:style-name="T1"> <text:s text:c="7"/></text:span><text:span text:style-name="T9">border</text:span><text:span text:style-name="T1">: </text:span><text:span text:style-name="T10">1</text:span><text:span text:style-name="T3">px solid </text:span><text:span text:style-name="T8">#ddd</text:span><text:span text:style-name="T1">;</text:span><text:line-break/><text:span text:style-name="T1"> <text:s text:c="7"/></text:span><text:span text:style-name="T9">padding</text:span><text:span text:style-name="T1">: </text:span><text:span text:style-name="T10">10</text:span><text:span text:style-name="T3">px</text:span><text:span text:style-name="T1">;</text:span><text:line-break/><text:span text:style-name="T1"> <text:s text:c="7"/></text:span><text:span text:style-name="T9">max-width</text:span><text:span text:style-name="T1">: </text:span><text:span text:style-name="T10">200</text:span><text:span text:style-name="T3">px</text:span><text:span text:style-name="T1">;</text:span><text:line-break/><text:span text:style-name="T1"> <text:s text:c="7"/></text:span><text:span text:style-name="T9">text-align</text:span><text:span text:style-name="T1">: </text:span><text:span text:style-name="T3">center</text:span><text:span text:style-name="T1">;</text:span><text:line-break/><text:span text:style-name="T1"> <text:s text:c="3"/>}</text:span><text:line-break/><text:span text:style-name="T1"> <text:s text:c="3"/>.</text:span><text:span text:style-name="T2">product-item img </text:span><text:span text:style-name="T1">{</text:span><text:line-break/><text:span text:style-name="T1"> <text:s text:c="7"/></text:span><text:span text:style-name="T9">max-width</text:span><text:span text:style-name="T1">: </text:span><text:span text:style-name="T10">100</text:span><text:span text:style-name="T1">%;</text:span><text:line-break/><text:span text:style-name="T1"> <text:s text:c="7"/></text:span><text:span text:style-name="T9">height</text:span><text:span text:style-name="T1">: </text:span><text:span text:style-name="T3">auto</text:span><text:span text:style-name="T1">;</text:span><text:line-break/><text:span text:style-name="T1"> <text:s text:c="3"/>}</text:span><text:line-break/><text:span text:style-name="T1"> <text:s text:c="3"/>.</text:span><text:span text:style-name="T2">product-item h3 </text:span><text:span text:style-name="T1">{</text:span><text:line-break/><text:span text:style-name="T1"> <text:s text:c="7"/></text:span><text:span text:style-name="T9">font-size</text:span><text:span text:style-name="T1">: </text:span><text:span text:style-name="T10">1.1</text:span><text:span text:style-name="T3">rem</text:span><text:span text:style-name="T1">;</text:span><text:line-break/><text:span text:style-name="T1"> <text:s text:c="7"/></text:span><text:span text:style-name="T9">margin</text:span><text:span text:style-name="T1">: </text:span><text:span text:style-name="T10">10</text:span><text:span text:style-name="T3">px </text:span><text:span text:style-name="T10">0</text:span><text:span text:style-name="T1">;</text:span><text:line-break/><text:span text:style-name="T1"> <text:s text:c="3"/>}</text:span><text:line-break/><text:span text:style-name="T1"> <text:s text:c="3"/>.</text:span><text:span text:style-name="T2">product-item p </text:span><text:span text:style-name="T1">{</text:span><text:line-break/><text:span text:style-name="T1"> <text:s text:c="7"/></text:span><text:span text:style-name="T9">color</text:span><text:span text:style-name="T1">: </text:span><text:span text:style-name="T8">#555</text:span><text:span text:style-name="T1">;</text:span><text:line-break/><text:span text:style-name="T1"> <text:s text:c="3"/>}</text:span><text:line-break/><text:span text:style-name="T1">}</text:span></text:p>
      <text:p text:style-name="P64">Compilez les styles avec :</text:p>
      <text:p text:style-name="P12"><text:span text:style-name="T11">php </text:span><text:span text:style-name="T1">bin/magento setup:static-content:deploy</text:span></text:p>
      <text:h text:style-name="P5" text:outline-level="4"><text:soft-page-break/><text:span text:style-name="Strong_20_Emphasis">E. Ajouter les produits Amazon dans des blocs ou widgets</text:span></text:h>
      <text:list xml:id="list179207259" text:style-name="L32">
        <text:list-item>
          <text:p text:style-name="P22"><text:span text:style-name="Strong_20_Emphasis">Option avec Widgets Magento</text:span> :<text:line-break/>Vous pouvez également associer votre bloc avec les produits Amazon en créant un <text:span text:style-name="Strong_20_Emphasis">widget Magento</text:span>. Cela permet à l’administrateur de positionner ce bloc directement via l’interface backend.</text:p>
        </text:list-item>
        <text:list-item>
          <text:p text:style-name="P22"><text:span text:style-name="Strong_20_Emphasis">Blocs supplémentaires</text:span> :<text:line-break/>Si les produits Amazon doivent être affichés sur plusieurs pages, pensez à inclure le bloc dans des fichiers XML de mise en page personnalisés pour d'autres pages comme la page catégorie ou produit.</text:p>
        </text:list-item>
      </text:list>
      <text:p text:style-name="P9"/>
      <text:h text:style-name="P1" text:outline-level="3"><text:span text:style-name="Strong_20_Emphasis">Test et résultat</text:span></text:h>
      <text:p text:style-name="P65">Après avoir ajouté les modifications :</text:p>
      <text:list xml:id="list4151757949" text:style-name="L33">
        <text:list-item>
          <text:p text:style-name="P23">Videz les caches : </text:p>
        </text:list-item>
      </text:list>
      <text:p text:style-name="P12"><text:span text:style-name="T11">php </text:span><text:span text:style-name="T1">bin/magento cache:flush</text:span></text:p>
      <text:p text:style-name="P13"><text:span text:style-name="T12">2 </text:span>Rechargez la page d’accueil. </text:p>
      <text:p text:style-name="P64">Vous devriez voir un <text:span text:style-name="Strong_20_Emphasis">bloc de produits importés d’Amazon</text:span> affiché dynamiquement avec le design défini dans le fichier <text:span text:style-name="Source_20_Text">.phtml</text:span>.</text:p>
      <text:p text:style-name="P9"/>
      <text:h text:style-name="P1" text:outline-level="3"><text:span text:style-name="Strong_20_Emphasis">Conclusion</text:span></text:h>
      <text:p text:style-name="P64">Dans cette partie, nous avons appris à :</text:p>
      <text:list xml:id="list914994972" text:style-name="L34">
        <text:list-item>
          <text:p text:style-name="P24">Ajouter un <text:span text:style-name="Strong_20_Emphasis">bloc personnalisé</text:span> sur la page d’accueil via un fichier XML. </text:p>
        </text:list-item>
        <text:list-item>
          <text:p text:style-name="P24">Récupérer dynamiquement les produits Amazon via une classe PHP, en utilisant les <text:span text:style-name="Strong_20_Emphasis">Service Contracts</text:span>. </text:p>
        </text:list-item>
        <text:list-item>
          <text:p text:style-name="P25">Afficher ces produits dans une mise en page stylisée et responsive à l’aide d’un fichier <text:span text:style-name="Source_20_Text">.phtml</text:span> et un peu de CSS. </text:p>
        </text:list-item>
      </text:list>
      <text:p text:style-name="P10"/>
      <text:p text:style-name="P10"/>
      <text:p text:style-name="P11"/>
      <text:h text:style-name="P2" text:outline-level="3"><text:bookmark text:name="__DdeLink__7325_2092794412"/><text:span text:style-name="Strong_20_Emphasis">3.2. Personnalisation d’une page produit dédiée pour les produits Amazon</text:span></text:h>
      <text:h text:style-name="P4" text:outline-level="4"><text:span text:style-name="Strong_20_Emphasis">Objectifs :</text:span></text:h>
      <text:list xml:id="list417183479" text:style-name="L35">
        <text:list-item>
          <text:p text:style-name="P26">Créer une vue personnalisée pour les produits Amazon. </text:p>
        </text:list-item>
        <text:list-item>
          <text:p text:style-name="P26">Ajouter des informations spécifiques (telles que la disponibilité, les notes) provenant de l’API Amazon. </text:p>
        </text:list-item>
        <text:list-item>
          <text:p text:style-name="P27">Modifier les templates <text:span text:style-name="Source_20_Text">.phtml</text:span> et utiliser des helpers Magento pour afficher les données sur les pages des produits. </text:p>
        </text:list-item>
      </text:list>
      <text:p text:style-name="P9"/>
      <text:h text:style-name="P1" text:outline-level="3"><text:span text:style-name="Strong_20_Emphasis">Étapes détaillées :</text:span></text:h>
      <text:p text:style-name="P9"/>
      <text:h text:style-name="P4" text:outline-level="4"><text:span text:style-name="Strong_20_Emphasis">A. Création d'une vue produit pour les produits Amazon</text:span></text:h>
      <text:p text:style-name="P64">Magento vous permet de cibler les types de produits spécifiques ou des critères particuliers (comme le SKU ou des attributs personnalisés) pour personnaliser les pages produit.</text:p>
      <text:h text:style-name="P6" text:outline-level="5"><text:span text:style-name="Strong_20_Emphasis">1. Identifier les produits Amazon</text:span></text:h>
      <text:p text:style-name="P64">Pour différencier les produits Amazon, on peut utiliser :</text:p>
      <text:list xml:id="list3078188055" text:style-name="L36">
        <text:list-item>
          <text:p text:style-name="P28">Un <text:span text:style-name="Strong_20_Emphasis">préfixe spécifique dans le SKU</text:span>. </text:p>
        </text:list-item>
        <text:list-item>
          <text:p text:style-name="P29">Un <text:span text:style-name="Strong_20_Emphasis">attribut personnalisé</text:span> (par ex. : <text:span text:style-name="Source_20_Text">is_amazon_product</text:span>) défini dans Magento pour indiquer que le produit provient de l’API Amazon. </text:p>
        </text:list-item>
      </text:list>
      <text:p text:style-name="P64">Si cet attribut n'existe pas encore, vous pouvez le créer dans l’administration de Magento sous <text:span text:style-name="Strong_20_Emphasis">Stores &gt; Attributes &gt; Product</text:span>, ou via un script PHP.</text:p>
      <text:p text:style-name="P9"/>
      <text:h text:style-name="P6" text:outline-level="5"><text:span text:style-name="Strong_20_Emphasis">2. Modifier le fichier XML de mise en page des pages produit</text:span></text:h>
      <text:p text:style-name="P64">Pour afficher les informations spécifiques aux produits Amazon, ajoutez un bloc dédié dans la page produit, uniquement pour les produits identifiés comme Amazon.</text:p>
      <text:p text:style-name="P65"><text:span text:style-name="Strong_20_Emphasis">Chemin du fichier de layout XML pour la page produit :</text:span></text:p>
      <text:p text:style-name="P12"><text:span text:style-name="Strong_20_Emphasis"><text:span text:style-name="T1">app/design/frontend/</text:span></text:span><text:span text:style-name="T1">{Vendor}/{Theme}/Magento_Catalog/layout/catalog_product_view.xml</text:span></text:p>
      <text:p text:style-name="P64"><text:span text:style-name="Strong_20_Emphasis">Contenu du fichier </text:span><text:span text:style-name="Source_20_Text">catalog_product_view.xml</text:span><text:span text:style-name="Strong_20_Emphasis"> :</text:span></text:p>
      <text:p text:style-name="P12"><text:span text:style-name="Strong_20_Emphasis"><text:span text:style-name="T2">&lt;?</text:span></text:span><text:span text:style-name="T1">xml version</text:span><text:span text:style-name="T3">="1.0"</text:span><text:span text:style-name="T2">?&gt;</text:span><text:line-break/><text:span text:style-name="T2">&lt;page </text:span><text:span text:style-name="T1">xmlns:</text:span><text:span text:style-name="T4">xsi</text:span><text:span text:style-name="T3">="http://www.w3.org/2001/XMLSchema-instance" </text:span><text:span text:style-name="T4">xsi</text:span><text:span text:style-name="T1">:noNamespaceSchemaLocation</text:span><text:span text:style-name="T3">="urn:magento:framework:View/Layout/etc/page_configuration.xsd"</text:span><text:span text:style-name="T2">&gt;</text:span><text:line-break/><text:span text:style-name="T2"> <text:s text:c="3"/>&lt;body&gt;</text:span><text:line-break/><text:span text:style-name="T2"> <text:s text:c="7"/></text:span><text:span text:style-name="T6">&lt;!-- Ajouter un bloc dans la page produit --&gt;</text:span><text:line-break/><text:span text:style-name="T6"> <text:s text:c="7"/></text:span><text:span text:style-name="T2">&lt;referenceBlock </text:span><text:span text:style-name="T1">name</text:span><text:span text:style-name="T3">="product.info.main"</text:span><text:span text:style-name="T2">&gt;</text:span><text:line-break/><text:span text:style-name="T2"> <text:s text:c="11"/></text:span><text:span text:style-name="T6">&lt;!-- Si le produit est identifié comme Amazon, afficher un template de données spécifiques --&gt;</text:span><text:line-break/><text:soft-page-break/><text:span text:style-name="T6"> <text:s text:c="11"/></text:span><text:span text:style-name="T2">&lt;block </text:span><text:span text:style-name="T1">class</text:span><text:span text:style-name="T3">="MyNamespace\AmazonIntegration\Block\ProductView" </text:span><text:span text:style-name="T1">name</text:span><text:span text:style-name="T3">="amazon.product.info" </text:span><text:span text:style-name="T1">before</text:span><text:span text:style-name="T3">="-" </text:span><text:span text:style-name="T1">template</text:span><text:span text:style-name="T3">="MyNamespace_AmazonIntegration::product/amazon_info.phtml"</text:span><text:span text:style-name="T2">&gt;</text:span><text:line-break/><text:span text:style-name="T2"> <text:s text:c="15"/></text:span><text:span text:style-name="T6">&lt;!-- Transmet un paramètre supplémentaire au block --&gt;</text:span><text:line-break/><text:span text:style-name="T6"> <text:s text:c="15"/></text:span><text:span text:style-name="T2">&lt;arguments&gt;</text:span><text:line-break/><text:span text:style-name="T2"> <text:s text:c="19"/>&lt;argument </text:span><text:span text:style-name="T1">name</text:span><text:span text:style-name="T3">="is_amazon_product" </text:span><text:span text:style-name="T4">xsi</text:span><text:span text:style-name="T1">:type</text:span><text:span text:style-name="T3">="boolean"</text:span><text:span text:style-name="T2">&gt;</text:span><text:span text:style-name="T1">true</text:span><text:span text:style-name="T2">&lt;/argument&gt;</text:span><text:line-break/><text:span text:style-name="T2"> <text:s text:c="15"/>&lt;/arguments&gt;</text:span><text:line-break/><text:span text:style-name="T2"> <text:s text:c="11"/>&lt;/block&gt;</text:span><text:line-break/><text:span text:style-name="T2"> <text:s text:c="7"/>&lt;/referenceBlock&gt;</text:span><text:line-break/><text:span text:style-name="T2"> <text:s text:c="3"/>&lt;/body&gt;</text:span><text:line-break/><text:span text:style-name="T2">&lt;/page&gt;</text:span></text:p>
      <text:p text:style-name="P64"><text:span text:style-name="Strong_20_Emphasis">Explications :</text:span></text:p>
      <text:list xml:id="list2812679395" text:style-name="L37">
        <text:list-item>
          <text:p text:style-name="P30">On insère un bloc personnalisé dans la section principale du contenu produit (<text:span text:style-name="Source_20_Text">product.info.main</text:span>). </text:p>
        </text:list-item>
        <text:list-item>
          <text:p text:style-name="P31"><text:span text:style-name="Strong_20_Emphasis">Condition spécifique :</text:span> On peut contrôler l'affichage dans le fichier PHTML (<text:span text:style-name="Source_20_Text">amazon_info.phtml</text:span>) selon un attribut du produit, comme <text:span text:style-name="Source_20_Text">is_amazon_product</text:span>. </text:p>
        </text:list-item>
      </text:list>
      <text:p text:style-name="P9"/>
      <text:h text:style-name="P4" text:outline-level="4"><text:span text:style-name="Strong_20_Emphasis">B. Ajouter une classe PHP pour les données spécifiques</text:span></text:h>
      <text:p text:style-name="P64">Créez une nouvelle classe <text:span text:style-name="Source_20_Text">ProductView</text:span> pour gérer les données spécifiques des produits Amazon.</text:p>
      <text:p text:style-name="P65"><text:span text:style-name="Strong_20_Emphasis">Chemin de la classe PHP :</text:span></text:p>
      <text:p text:style-name="P12"><text:span text:style-name="Strong_20_Emphasis"><text:span text:style-name="T1">app/code/MyNamespace/AmazonIntegration/Block/ProductView.php</text:span></text:span></text:p>
      <text:p text:style-name="P64"><text:span text:style-name="Strong_20_Emphasis">Contenu de </text:span><text:span text:style-name="Source_20_Text">ProductView.php</text:span><text:span text:style-name="Strong_20_Emphasis"> :</text:span></text:p>
      <text:p text:style-name="P12"><text:span text:style-name="Strong_20_Emphasis"><text:span text:style-name="T1">&lt;?php</text:span></text:span><text:line-break/><text:line-break/><text:span text:style-name="T7">namespace </text:span><text:span text:style-name="T1">MyNamespace\AmazonIntegration\Block;</text:span><text:line-break/><text:line-break/><text:span text:style-name="T7">use </text:span><text:span text:style-name="T1">Magento\Catalog\Api\ProductRepositoryInterface;</text:span><text:line-break/><text:span text:style-name="T7">use </text:span><text:span text:style-name="T1">Magento\Framework\Registry;</text:span><text:line-break/><text:span text:style-name="T7">use </text:span><text:span text:style-name="T1">Magento\Framework\View\Element\Template;</text:span><text:line-break/><text:line-break/><text:span text:style-name="T7">class </text:span><text:span text:style-name="T1">ProductView </text:span><text:span text:style-name="T7">extends </text:span><text:span text:style-name="T1">Template</text:span><text:line-break/><text:span text:style-name="T1">{</text:span><text:line-break/><text:span text:style-name="T1"> <text:s text:c="3"/></text:span><text:span text:style-name="T7">private </text:span><text:span text:style-name="T1">$productRepository;</text:span><text:line-break/><text:span text:style-name="T1"> <text:s text:c="3"/></text:span><text:span text:style-name="T7">private </text:span><text:span text:style-name="T1">$registry;</text:span><text:line-break/><text:line-break/><text:span text:style-name="T1"> <text:s text:c="3"/></text:span><text:span text:style-name="T7">public function </text:span><text:span text:style-name="T1">__construct(</text:span><text:line-break/><text:span text:style-name="T1"> <text:s text:c="7"/>Template\Context $context,</text:span><text:line-break/><text:span text:style-name="T1"> <text:s text:c="7"/>ProductRepositoryInterface $productRepository,</text:span><text:line-break/><text:span text:style-name="T1"> <text:s text:c="7"/>Registry $registry,</text:span><text:line-break/><text:span text:style-name="T1"> <text:s text:c="7"/></text:span><text:span text:style-name="T7">array </text:span><text:span text:style-name="T1">$data = []</text:span><text:line-break/><text:span text:style-name="T1"> <text:s text:c="3"/>) {</text:span><text:line-break/><text:span text:style-name="T1"> <text:s text:c="7"/></text:span><text:span text:style-name="T7">parent</text:span><text:span text:style-name="T1">::</text:span><text:span text:style-name="T8">__construct</text:span><text:span text:style-name="T1">($context, $data);</text:span><text:line-break/><text:span text:style-name="T1"> <text:s text:c="7"/>$this-&gt;productRepository = $productRepository;</text:span><text:line-break/><text:span text:style-name="T1"> <text:s text:c="7"/>$this-&gt;registry = $registry;</text:span><text:line-break/><text:span text:style-name="T1"> <text:s text:c="3"/>}</text:span><text:line-break/><text:line-break/><text:soft-page-break/><text:span text:style-name="T1"> <text:s text:c="3"/>/**</text:span><text:line-break/><text:span text:style-name="T6"> <text:s text:c="4"/>* Récupère le produit courant</text:span><text:line-break/><text:span text:style-name="T6"> <text:s text:c="4"/>*</text:span><text:line-break/><text:span text:style-name="T6"> <text:s text:c="4"/>* </text:span><text:span text:style-name="T7">@return </text:span><text:span text:style-name="T1">\</text:span><text:span text:style-name="T6">Magento</text:span><text:span text:style-name="T1">\</text:span><text:span text:style-name="T6">Catalog</text:span><text:span text:style-name="T1">\</text:span><text:span text:style-name="T6">Api</text:span><text:span text:style-name="T1">\</text:span><text:span text:style-name="T6">Data</text:span><text:span text:style-name="T1">\</text:span><text:span text:style-name="T6">ProductInterface</text:span><text:span text:style-name="T1">|</text:span><text:span text:style-name="T7">null</text:span><text:line-break/><text:span text:style-name="T7"> <text:s text:c="4"/></text:span><text:span text:style-name="T1">*/</text:span><text:line-break/><text:span text:style-name="T1"> <text:s text:c="3"/></text:span><text:span text:style-name="T7">public function </text:span><text:span text:style-name="T8">getCurrentProduct</text:span><text:span text:style-name="T1">()</text:span><text:line-break/><text:span text:style-name="T1"> <text:s text:c="3"/>{</text:span><text:line-break/><text:span text:style-name="T1"> <text:s text:c="7"/></text:span><text:span text:style-name="T7">return </text:span><text:span text:style-name="T1">$this-&gt;registry-&gt;</text:span><text:span text:style-name="T8">registry</text:span><text:span text:style-name="T1">('</text:span><text:span text:style-name="T3">current_product</text:span><text:span text:style-name="T1">');</text:span><text:line-break/><text:span text:style-name="T1"> <text:s text:c="3"/>}</text:span><text:line-break/><text:line-break/><text:span text:style-name="T1"> <text:s text:c="3"/>/**</text:span><text:line-break/><text:span text:style-name="T6"> <text:s text:c="4"/>* Vérifie si le produit est un produit Amazon</text:span><text:line-break/><text:span text:style-name="T6"> <text:s text:c="4"/>*</text:span><text:line-break/><text:span text:style-name="T6"> <text:s text:c="4"/>* </text:span><text:span text:style-name="T7">@return bool</text:span><text:line-break/><text:span text:style-name="T7"> <text:s text:c="4"/></text:span><text:span text:style-name="T1">*/</text:span><text:line-break/><text:span text:style-name="T1"> <text:s text:c="3"/></text:span><text:span text:style-name="T7">public function </text:span><text:span text:style-name="T8">isAmazonProduct</text:span><text:span text:style-name="T1">()</text:span><text:line-break/><text:span text:style-name="T1"> <text:s text:c="3"/>{</text:span><text:line-break/><text:span text:style-name="T1"> <text:s text:c="7"/>$product = $this-&gt;</text:span><text:span text:style-name="T8">getCurrentProduct</text:span><text:span text:style-name="T1">();</text:span><text:line-break/><text:span text:style-name="T1"> <text:s text:c="7"/></text:span><text:span text:style-name="T7">return </text:span><text:span text:style-name="T1">$product &amp;&amp; $product-&gt;</text:span><text:span text:style-name="T8">getCustomAttribute</text:span><text:span text:style-name="T1">('</text:span><text:span text:style-name="T3">is_amazon_product</text:span><text:span text:style-name="T1">') &amp;&amp; $product-&gt;</text:span><text:span text:style-name="T8">getCustomAttribute</text:span><text:span text:style-name="T1">('</text:span><text:span text:style-name="T3">is_amazon_product</text:span><text:span text:style-name="T1">')-&gt;</text:span><text:span text:style-name="T8">getValue</text:span><text:span text:style-name="T1">();</text:span><text:line-break/><text:span text:style-name="T1"> <text:s text:c="3"/>}</text:span><text:line-break/><text:line-break/><text:span text:style-name="T1"> <text:s text:c="3"/>/**</text:span><text:line-break/><text:span text:style-name="T6"> <text:s text:c="4"/>* Récupère les informations spécifiques à Amazon</text:span><text:line-break/><text:span text:style-name="T6"> <text:s text:c="4"/>*</text:span><text:line-break/><text:span text:style-name="T6"> <text:s text:c="4"/>* </text:span><text:span text:style-name="T7">@return array</text:span><text:span text:style-name="T1">|</text:span><text:span text:style-name="T7">null</text:span><text:line-break/><text:span text:style-name="T7"> <text:s text:c="4"/></text:span><text:span text:style-name="T1">*/</text:span><text:line-break/><text:span text:style-name="T1"> <text:s text:c="3"/></text:span><text:span text:style-name="T7">public function </text:span><text:span text:style-name="T8">getAmazonSpecificData</text:span><text:span text:style-name="T1">()</text:span><text:line-break/><text:span text:style-name="T1"> <text:s text:c="3"/>{</text:span><text:line-break/><text:span text:style-name="T1"> <text:s text:c="7"/></text:span><text:span text:style-name="T7">if </text:span><text:span text:style-name="T1">(!$this-&gt;</text:span><text:span text:style-name="T8">isAmazonProduct</text:span><text:span text:style-name="T1">()) {</text:span><text:line-break/><text:span text:style-name="T1"> <text:s text:c="11"/></text:span><text:span text:style-name="T7">return </text:span><text:span text:style-name="T5">null</text:span><text:span text:style-name="T1">;</text:span><text:line-break/><text:span text:style-name="T1"> <text:s text:c="7"/>}</text:span><text:line-break/><text:line-break/><text:span text:style-name="T1"> <text:s text:c="7"/>$product = $this-&gt;</text:span><text:span text:style-name="T8">getCurrentProduct</text:span><text:span text:style-name="T1">();</text:span><text:line-break/><text:line-break/><text:span text:style-name="T1"> <text:s text:c="7"/></text:span><text:span text:style-name="T7">return </text:span><text:span text:style-name="T1">[</text:span><text:line-break/><text:span text:style-name="T1"> <text:s text:c="11"/>'</text:span><text:span text:style-name="T3">availability</text:span><text:span text:style-name="T1">' =&gt; $product-&gt;</text:span><text:span text:style-name="T8">getCustomAttribute</text:span><text:span text:style-name="T1">('</text:span><text:span text:style-name="T3">amazon_availability</text:span><text:span text:style-name="T1">')-&gt;</text:span><text:span text:style-name="T8">getValue</text:span><text:span text:style-name="T1">() ?? '</text:span><text:span text:style-name="T3">Non spécifié</text:span><text:span text:style-name="T1">',</text:span><text:line-break/><text:span text:style-name="T1"> <text:s text:c="11"/>'</text:span><text:span text:style-name="T3">rating</text:span><text:span text:style-name="T1">' =&gt; $product-&gt;</text:span><text:span text:style-name="T8">getCustomAttribute</text:span><text:span text:style-name="T1">('</text:span><text:span text:style-name="T3">amazon_rating</text:span><text:span text:style-name="T1">')-&gt;</text:span><text:span text:style-name="T8">getValue</text:span><text:span text:style-name="T1">() ?? '</text:span><text:span text:style-name="T3">Aucune note</text:span><text:span text:style-name="T1">',</text:span><text:line-break/><text:span text:style-name="T1"> <text:s text:c="11"/>'</text:span><text:span text:style-name="T3">source</text:span><text:span text:style-name="T1">' =&gt; $product-&gt;</text:span><text:span text:style-name="T8">getCustomAttribute</text:span><text:span text:style-name="T1">('</text:span><text:span text:style-name="T3">amazon_source</text:span><text:span text:style-name="T1">')-&gt;</text:span><text:span text:style-name="T8">getValue</text:span><text:span text:style-name="T1">() ?? '</text:span><text:span text:style-name="T3">Amazon</text:span><text:span text:style-name="T1">',</text:span><text:line-break/><text:span text:style-name="T1"> <text:s text:c="7"/>];</text:span><text:line-break/><text:span text:style-name="T1"> <text:s text:c="3"/>}</text:span><text:line-break/><text:span text:style-name="T1">}</text:span></text:p>
      <text:p text:style-name="P64"><text:span text:style-name="Strong_20_Emphasis">Explications :</text:span></text:p>
      <text:list xml:id="list3742977167" text:style-name="L38">
        <text:list-item>
          <text:p text:style-name="P32"><text:span text:style-name="Source_20_Text">getCurrentProduct()</text:span> : Récupère le produit actuel sur la vue produit. </text:p>
        </text:list-item>
        <text:list-item>
          <text:p text:style-name="P32"><text:span text:style-name="Source_20_Text">isAmazonProduct()</text:span> : Vérifie si le produit est un produit Amazon via l'attribut personnalisé <text:span text:style-name="Source_20_Text">is_amazon_product</text:span>. </text:p>
        </text:list-item>
        <text:list-item>
          <text:p text:style-name="P33"><text:span text:style-name="Source_20_Text">getAmazonSpecificData()</text:span> : Récupère des données spécifiques comme la disponibilité ou les notes. </text:p>
        </text:list-item>
      </text:list>
      <text:p text:style-name="P9"/>
      <text:h text:style-name="P4" text:outline-level="4"><text:soft-page-break/><text:span text:style-name="Strong_20_Emphasis">C. Créer le fichier PHTML pour afficher les informations spécifiques</text:span></text:h>
      <text:p text:style-name="P64">Créez un fichier PHTML dédié pour afficher les données spécifiques.</text:p>
      <text:p text:style-name="P65"><text:span text:style-name="Strong_20_Emphasis">Chemin du fichier :</text:span></text:p>
      <text:p text:style-name="P12"><text:span text:style-name="Strong_20_Emphasis"><text:span text:style-name="T1">app/design/frontend/</text:span></text:span><text:span text:style-name="T1">{Vendor}/{Theme}/MyNamespace_AmazonIntegration/templates/product/amazon_info.phtml</text:span></text:p>
      <text:p text:style-name="P64"><text:span text:style-name="Strong_20_Emphasis">Contenu du fichier PHTML :</text:span></text:p>
      <text:p text:style-name="P12"><text:span text:style-name="Strong_20_Emphasis"><text:span text:style-name="T1">&lt;?php</text:span></text:span><text:line-break/><text:span text:style-name="T1">/** </text:span><text:span text:style-name="T7">@var </text:span><text:span text:style-name="T1">\</text:span><text:span text:style-name="T6">MyNamespace</text:span><text:span text:style-name="T1">\</text:span><text:span text:style-name="T6">AmazonIntegration</text:span><text:span text:style-name="T1">\</text:span><text:span text:style-name="T6">Block</text:span><text:span text:style-name="T1">\</text:span><text:span text:style-name="T6">ProductView $block </text:span><text:span text:style-name="T1">*/</text:span><text:line-break/><text:span text:style-name="T1">$product = $block-&gt;</text:span><text:span text:style-name="T8">getCurrentProduct</text:span><text:span text:style-name="T1">();</text:span><text:line-break/><text:span text:style-name="T1">$data = $block-&gt;</text:span><text:span text:style-name="T8">getAmazonSpecificData</text:span><text:span text:style-name="T1">();</text:span><text:line-break/><text:span text:style-name="T1">?&gt;</text:span><text:line-break/><text:line-break/><text:span text:style-name="T1">&lt;?php </text:span><text:span text:style-name="T7">if </text:span><text:span text:style-name="T1">($block-&gt;</text:span><text:span text:style-name="T8">isAmazonProduct</text:span><text:span text:style-name="T1">() &amp;&amp; $data): ?&gt;</text:span><text:line-break/><text:span text:style-name="T1">&lt;</text:span><text:span text:style-name="T2">div </text:span><text:span text:style-name="T9">class</text:span><text:span text:style-name="T1">="</text:span><text:span text:style-name="T3">amazon-product-info</text:span><text:span text:style-name="T1">"&gt;</text:span><text:line-break/><text:span text:style-name="T1"> <text:s text:c="3"/>&lt;</text:span><text:span text:style-name="T2">h3</text:span><text:span text:style-name="T1">&gt;Informations spécifiques Amazon&lt;/</text:span><text:span text:style-name="T2">h3</text:span><text:span text:style-name="T1">&gt;</text:span><text:line-break/><text:span text:style-name="T1"> <text:s text:c="3"/>&lt;</text:span><text:span text:style-name="T2">ul</text:span><text:span text:style-name="T1">&gt;</text:span><text:line-break/><text:span text:style-name="T1"> <text:s text:c="7"/>&lt;</text:span><text:span text:style-name="T2">li</text:span><text:span text:style-name="T1">&gt;&lt;</text:span><text:span text:style-name="T2">strong</text:span><text:span text:style-name="T1">&gt;Disponibilité :&lt;/</text:span><text:span text:style-name="T2">strong</text:span><text:span text:style-name="T1">&gt; &lt;?= $data['</text:span><text:span text:style-name="T3">availability</text:span><text:span text:style-name="T1">'] ?&gt;&lt;/</text:span><text:span text:style-name="T2">li</text:span><text:span text:style-name="T1">&gt;</text:span><text:line-break/><text:span text:style-name="T1"> <text:s text:c="7"/>&lt;</text:span><text:span text:style-name="T2">li</text:span><text:span text:style-name="T1">&gt;&lt;</text:span><text:span text:style-name="T2">strong</text:span><text:span text:style-name="T1">&gt;Notes :&lt;/</text:span><text:span text:style-name="T2">strong</text:span><text:span text:style-name="T1">&gt; &lt;?= $data['</text:span><text:span text:style-name="T3">rating</text:span><text:span text:style-name="T1">'] ?&gt;&lt;/</text:span><text:span text:style-name="T2">li</text:span><text:span text:style-name="T1">&gt;</text:span><text:line-break/><text:span text:style-name="T1"> <text:s text:c="7"/>&lt;</text:span><text:span text:style-name="T2">li</text:span><text:span text:style-name="T1">&gt;&lt;</text:span><text:span text:style-name="T2">strong</text:span><text:span text:style-name="T1">&gt;Source :&lt;/</text:span><text:span text:style-name="T2">strong</text:span><text:span text:style-name="T1">&gt; &lt;?= $data['</text:span><text:span text:style-name="T3">source</text:span><text:span text:style-name="T1">'] ?&gt;&lt;/</text:span><text:span text:style-name="T2">li</text:span><text:span text:style-name="T1">&gt;</text:span><text:line-break/><text:span text:style-name="T1"> <text:s text:c="3"/>&lt;/</text:span><text:span text:style-name="T2">ul</text:span><text:span text:style-name="T1">&gt;</text:span><text:line-break/><text:span text:style-name="T1">&lt;/</text:span><text:span text:style-name="T2">div</text:span><text:span text:style-name="T1">&gt;</text:span><text:line-break/><text:span text:style-name="T1">&lt;?php </text:span><text:span text:style-name="T7">endif</text:span><text:span text:style-name="T1">; ?&gt;</text:span></text:p>
      <text:h text:style-name="P2" text:outline-level="3"><text:span text:style-name="Strong_20_Emphasis">D. Modifier les styles CSS (optionnel)</text:span></text:h>
      <text:p text:style-name="P64">Pour styliser le bloc où les informations spécifiques apparaissent :</text:p>
      <text:p text:style-name="P65"><text:span text:style-name="Strong_20_Emphasis">Chemin du fichier LESS :</text:span></text:p>
      <text:p text:style-name="P12"><text:span text:style-name="Strong_20_Emphasis"><text:span text:style-name="T1">app/design/frontend/</text:span></text:span><text:span text:style-name="T1">{Vendor}/{Theme}/web/css/source/_module.less</text:span></text:p>
      <text:p text:style-name="P12"><text:span text:style-name="Strong_20_Emphasis"><text:span text:style-name="T1">.</text:span></text:span><text:span text:style-name="T2">amazon-product-info </text:span><text:span text:style-name="T1">{</text:span><text:line-break/><text:span text:style-name="T1"> <text:s text:c="3"/></text:span><text:span text:style-name="T9">background-color</text:span><text:span text:style-name="T1">: </text:span><text:span text:style-name="T8">#f9f9f9</text:span><text:span text:style-name="T1">;</text:span><text:line-break/><text:span text:style-name="T1"> <text:s text:c="3"/></text:span><text:span text:style-name="T9">padding</text:span><text:span text:style-name="T1">: </text:span><text:span text:style-name="T10">15</text:span><text:span text:style-name="T3">px</text:span><text:span text:style-name="T1">;</text:span><text:line-break/><text:span text:style-name="T1"> <text:s text:c="3"/></text:span><text:span text:style-name="T9">border</text:span><text:span text:style-name="T1">: </text:span><text:span text:style-name="T10">1</text:span><text:span text:style-name="T3">px solid </text:span><text:span text:style-name="T8">#ddd</text:span><text:span text:style-name="T1">;</text:span><text:line-break/><text:span text:style-name="T1"> <text:s text:c="3"/></text:span><text:span text:style-name="T9">margin-top</text:span><text:span text:style-name="T1">: </text:span><text:span text:style-name="T10">20</text:span><text:span text:style-name="T3">px</text:span><text:span text:style-name="T1">;</text:span><text:line-break/><text:line-break/><text:span text:style-name="T1"> <text:s text:c="3"/></text:span><text:span text:style-name="T2">h3 </text:span><text:span text:style-name="T1">{</text:span><text:line-break/><text:span text:style-name="T1"> <text:s text:c="7"/></text:span><text:span text:style-name="T9">font-size</text:span><text:span text:style-name="T1">: </text:span><text:span text:style-name="T10">1.2</text:span><text:span text:style-name="T3">rem</text:span><text:span text:style-name="T1">;</text:span><text:line-break/><text:span text:style-name="T1"> <text:s text:c="7"/></text:span><text:span text:style-name="T9">color</text:span><text:span text:style-name="T1">: </text:span><text:span text:style-name="T8">#555</text:span><text:span text:style-name="T1">;</text:span><text:line-break/><text:span text:style-name="T1"> <text:s text:c="3"/>}</text:span><text:line-break/><text:line-break/><text:span text:style-name="T1"> <text:s text:c="3"/></text:span><text:span text:style-name="T2">ul </text:span><text:span text:style-name="T1">{</text:span><text:line-break/><text:span text:style-name="T1"> <text:s text:c="7"/></text:span><text:span text:style-name="T9">list-style</text:span><text:span text:style-name="T1">: </text:span><text:span text:style-name="T3">none</text:span><text:span text:style-name="T1">;</text:span><text:line-break/><text:span text:style-name="T1"> <text:s text:c="7"/></text:span><text:span text:style-name="T9">padding</text:span><text:span text:style-name="T1">: </text:span><text:span text:style-name="T10">0</text:span><text:span text:style-name="T1">;</text:span><text:line-break/><text:line-break/><text:span text:style-name="T1"> <text:s text:c="7"/></text:span><text:span text:style-name="T2">li </text:span><text:span text:style-name="T1">{</text:span><text:line-break/><text:span text:style-name="T1"> <text:s text:c="11"/></text:span><text:span text:style-name="T9">margin</text:span><text:span text:style-name="T1">: </text:span><text:span text:style-name="T10">10</text:span><text:span text:style-name="T3">px </text:span><text:span text:style-name="T10">0</text:span><text:span text:style-name="T1">;</text:span><text:line-break/><text:span text:style-name="T1"> <text:s text:c="11"/></text:span><text:span text:style-name="T2">strong </text:span><text:span text:style-name="T1">{</text:span><text:line-break/><text:span text:style-name="T1"> <text:s text:c="15"/></text:span><text:span text:style-name="T9">color</text:span><text:span text:style-name="T1">: </text:span><text:span text:style-name="T8">#333</text:span><text:span text:style-name="T1">;</text:span><text:line-break/><text:span text:style-name="T1"> <text:s text:c="11"/>}</text:span><text:line-break/><text:span text:style-name="T1"> <text:s text:c="7"/>}</text:span><text:line-break/><text:span text:style-name="T1"> <text:s text:c="3"/>}</text:span><text:line-break/><text:span text:style-name="T1">}</text:span></text:p>
      <text:p text:style-name="P64"><text:soft-page-break/><text:span text:style-name="Strong_20_Emphasis">Compilez les styles avec :</text:span></text:p>
      <text:p text:style-name="P12"><text:span text:style-name="Strong_20_Emphasis"><text:span text:style-name="T11">php </text:span></text:span><text:span text:style-name="T1">bin/magento setup:static-content:deploy</text:span></text:p>
      <text:h text:style-name="P2" text:outline-level="3"><text:span text:style-name="Strong_20_Emphasis">E. Vider le cache et vérifier</text:span></text:h>
      <text:list xml:id="list842809406" text:style-name="L39">
        <text:list-item>
          <text:p text:style-name="P34"><text:span text:style-name="Strong_20_Emphasis">Videz le cache :</text:span> </text:p>
        </text:list-item>
      </text:list>
      <text:p text:style-name="P12"><text:span text:style-name="Strong_20_Emphasis"><text:span text:style-name="T11">php </text:span></text:span><text:span text:style-name="T1">bin/magento cache:flush</text:span></text:p>
      <text:p text:style-name="P66"><text:span text:style-name="Strong_20_Emphasis"><text:span text:style-name="T13"><text:tab/>2. </text:span></text:span><text:span text:style-name="Strong_20_Emphasis">Rechargez la page produit dans le navigateur. <text:line-break/>Le bloc affichant les informations spécifiques liées aux produits Amazon doit maintenant apparaître uniquement pour les produits identifiés. </text:span></text:p>
      <text:p text:style-name="P9"/>
      <text:h text:style-name="P1" text:outline-level="3"><text:span text:style-name="Strong_20_Emphasis">Résultat attendu</text:span></text:h>
      <text:list xml:id="list2704307478" text:style-name="L40">
        <text:list-item>
          <text:p text:style-name="P35">Une section supplémentaire intitulée <text:span text:style-name="Strong_20_Emphasis">Informations spécifiques Amazon</text:span> apparaît sur les pages des produits Amazon. </text:p>
        </text:list-item>
        <text:list-item>
          <text:p text:style-name="P35">Cette section affiche des détails tels que : </text:p>
          <text:list>
            <text:list-item>
              <text:p text:style-name="P35">Disponibilité, notes, et source de récupération. </text:p>
            </text:list-item>
          </text:list>
        </text:list-item>
        <text:list-item>
          <text:p text:style-name="P36">Les produits non-Amazon n'afficheront pas ce bloc, respectant la condition définie. </text:p>
        </text:list-item>
      </text:list>
      <text:p text:style-name="P9"/>
      <text:h text:style-name="P1" text:outline-level="3"><text:span text:style-name="Strong_20_Emphasis">Résumé</text:span></text:h>
      <text:p text:style-name="P64">Dans cette étape, nous avons vu comment :</text:p>
      <text:list xml:id="list1465498360" text:style-name="L41">
        <text:list-item>
          <text:p text:style-name="P37">Personnaliser l’affichage des <text:span text:style-name="Strong_20_Emphasis">pages produit</text:span> pour afficher des données spécifiques aux produits Amazon. </text:p>
        </text:list-item>
        <text:list-item>
          <text:p text:style-name="P37">Modifier le layout XML pour ajouter un bloc dynamique conditionnel. </text:p>
        </text:list-item>
        <text:list-item>
          <text:p text:style-name="P37">Créer une classe PHP pour connecter les données backend aux templates frontend. </text:p>
        </text:list-item>
        <text:list-item>
          <text:p text:style-name="P38">Ajouter un fichier <text:span text:style-name="Source_20_Text">.phtml</text:span> pour afficher les informations spécifiques, avec un design simple et stylisé. </text:p>
        </text:list-item>
      </text:list>
      <text:p text:style-name="P13"><text:span text:style-name="Strong_20_Emphasis"/></text:p>
      <text:p text:style-name="P64"><text:span text:style-name="Strong_20_Emphasis"/></text:p>
      <text:p text:style-name="P64"><text:span text:style-name="Strong_20_Emphasis"/></text:p>
      <text:p text:style-name="P64"><text:span text:style-name="Strong_20_Emphasis"/></text:p>
      <text:p text:style-name="P64"><text:span text:style-name="Strong_20_Emphasis"/></text:p>
      <text:p text:style-name="P64"><text:span text:style-name="Strong_20_Emphasis"/></text:p>
      <text:h text:style-name="P2" text:outline-level="3"><text:bookmark text:name="__DdeLink__8539_2092794412"/><text:soft-page-break/><text:span text:style-name="Strong_20_Emphasis">3.3. Mise en place des filtres et recherches</text:span></text:h>
      <text:h text:style-name="P4" text:outline-level="4"><text:span text:style-name="Strong_20_Emphasis">Objectifs :</text:span></text:h>
      <text:list xml:id="list2579156952" text:style-name="L42">
        <text:list-item>
          <text:p text:style-name="P39">Utiliser les <text:span text:style-name="Strong_20_Emphasis">facettes</text:span> natives de Magento pour permettre la recherche et le filtrage des produits importés d'Amazon. </text:p>
        </text:list-item>
        <text:list-item>
          <text:p text:style-name="P40">Configurer les couches de navigation pour la recherche et les catégories afin d'ajouter des filtres basés sur vos besoins (prix, disponibilité, notes Amazon, etc.). </text:p>
        </text:list-item>
      </text:list>
      <text:p text:style-name="P9"/>
      <text:h text:style-name="P1" text:outline-level="3"><text:span text:style-name="Strong_20_Emphasis">Étapes détaillées :</text:span></text:h>
      <text:p text:style-name="P9"/>
      <text:h text:style-name="P4" text:outline-level="4"><text:span text:style-name="Strong_20_Emphasis">A. Utilisation des facettes natives Magento pour rechercher les produits importés</text:span></text:h>
      <text:p text:style-name="P64">Magento propose un système de recherche avancée avec des filtres (facettes) qui peuvent être configurés pour explorer et rechercher les produits dans votre catalogue.</text:p>
      <text:h text:style-name="P6" text:outline-level="5"><text:span text:style-name="Strong_20_Emphasis">1. Identifier et configurer vos attributs pour les facettes</text:span></text:h>
      <text:p text:style-name="P64">Pour inclure les produits Amazon dans la recherche et permettre leur filtrage :</text:p>
      <text:list xml:id="list3112933419" text:style-name="L43">
        <text:list-item>
          <text:p text:style-name="P41">Créez un <text:span text:style-name="Strong_20_Emphasis">attribut personnalisé</text:span> (par exemple, <text:span text:style-name="Source_20_Text">is_amazon_product</text:span>) s'il n'existe pas encore. </text:p>
        </text:list-item>
        <text:list-item>
          <text:p text:style-name="P42">Ajoutez cet attribut aux <text:span text:style-name="Strong_20_Emphasis">attributs de recherche</text:span>. </text:p>
        </text:list-item>
      </text:list>
      <text:h text:style-name="P6" text:outline-level="5" text:is-list-header="true"><text:span text:style-name="Strong_20_Emphasis">Étape pour ajouter un attribut dans la recherche :</text:span></text:h>
      <text:list xml:id="list794728520" text:style-name="L44">
        <text:list-item>
          <text:p text:style-name="P43">Allez dans <text:span text:style-name="Strong_20_Emphasis">Stores &gt; Attributes &gt; Product</text:span> (dans l’Admin). </text:p>
        </text:list-item>
        <text:list-item>
          <text:p text:style-name="P43">Sélectionnez l’attribut (par exemple : <text:span text:style-name="Source_20_Text">is_amazon_product</text:span>) ou créez-en un si nécessaire. </text:p>
        </text:list-item>
        <text:list-item>
          <text:p text:style-name="P43">Configurez les propriétés suivantes : </text:p>
          <text:list>
            <text:list-item>
              <text:p text:style-name="P43"><text:span text:style-name="Strong_20_Emphasis">Use in Search</text:span> : Oui </text:p>
            </text:list-item>
            <text:list-item>
              <text:p text:style-name="P43"><text:span text:style-name="Strong_20_Emphasis">Use in Layered Navigation</text:span> : Oui </text:p>
            </text:list-item>
            <text:list-item>
              <text:p text:style-name="P43"><text:span text:style-name="Strong_20_Emphasis">Use for Filterable (with results)</text:span> : Oui </text:p>
            </text:list-item>
            <text:list-item>
              <text:p text:style-name="P44"><text:span text:style-name="Strong_20_Emphasis">Comparable on Frontend</text:span> : Oui (si nécessaire) </text:p>
            </text:list-item>
          </text:list>
        </text:list-item>
      </text:list>
      <text:h text:style-name="P8" text:outline-level="6" text:is-list-header="true"><text:span text:style-name="Strong_20_Emphasis">Exemple d’attribut utile :</text:span></text:h>
      <text:list xml:id="list1125308139" text:style-name="L45">
        <text:list-item>
          <text:p text:style-name="P45"><text:span text:style-name="Source_20_Text">is_amazon_product</text:span> : Booléen (Oui/Non). </text:p>
        </text:list-item>
        <text:list-item>
          <text:p text:style-name="P45"><text:span text:style-name="Source_20_Text">amazon_availability</text:span>: Liste déroulante (Disponible, Hors stock, etc.). </text:p>
        </text:list-item>
        <text:list-item>
          <text:p text:style-name="P46"><text:span text:style-name="Source_20_Text">amazon_rating</text:span>: Décimal (avec des notes comme <text:span text:style-name="Source_20_Text">4.5, 5.0, etc.</text:span> pour filtres par évaluation). </text:p>
        </text:list-item>
      </text:list>
      <text:p text:style-name="P64">Une fois les attributs configurés, passez à la prochaine étape.</text:p>
      <text:p text:style-name="P9"/>
      <text:h text:style-name="P6" text:outline-level="5"><text:span text:style-name="Strong_20_Emphasis">2. Inclure les produits Amazon dans les résultats de recherche</text:span></text:h>
      <text:p text:style-name="P65">Magento utilise des indexes pour optimiser les résultats de recherche. Assurez-vous que les produits importés possèdent les attributs nécessaires.</text:p>
      <text:list xml:id="list2196615753" text:style-name="L46">
        <text:list-item>
          <text:p text:style-name="P47"><text:soft-page-break/>Vérifiez que les produits Amazon ont un ou plusieurs attributs distinctifs (par exemple, un attribut <text:span text:style-name="Source_20_Text">is_amazon_product</text:span>). </text:p>
        </text:list-item>
        <text:list-item>
          <text:p text:style-name="P48">Mettez à jour l'indexation : </text:p>
        </text:list-item>
      </text:list>
      <text:p text:style-name="P12"><text:span text:style-name="Strong_20_Emphasis"><text:span text:style-name="T11">php </text:span></text:span><text:span text:style-name="T1">bin/magento indexer:reindex</text:span></text:p>
      <text:h text:style-name="P5" text:outline-level="4"><text:span text:style-name="Strong_20_Emphasis">B. Configurer les couches de navigation pour les pages catégories et recherche</text:span></text:h>
      <text:h text:style-name="P6" text:outline-level="5"><text:span text:style-name="Strong_20_Emphasis">1. Activer Layered Navigation pour les catégories</text:span></text:h>
      <text:p text:style-name="P64">Si vous souhaitez appliquer des filtres aux produits dans une page catégorie spécifique (et pas uniquement dans la recherche) :</text:p>
      <text:list xml:id="list4158214509" text:style-name="L47">
        <text:list-item>
          <text:p text:style-name="P49">Assurez-vous que vos <text:span text:style-name="Strong_20_Emphasis">catégories sont ancrées</text:span> (anchored). </text:p>
          <text:list>
            <text:list-item>
              <text:p text:style-name="P49">Allez dans <text:span text:style-name="Strong_20_Emphasis">Catalog &gt; Categories</text:span>. </text:p>
            </text:list-item>
            <text:list-item>
              <text:p text:style-name="P49">Sélectionnez une catégorie parent ou enfant où les produits Amazon seront visibles. </text:p>
            </text:list-item>
            <text:list-item>
              <text:p text:style-name="P50">Dans les paramètres, réglez <text:span text:style-name="Strong_20_Emphasis">Is Anchor</text:span> sur <text:span text:style-name="Strong_20_Emphasis">Oui</text:span>. </text:p>
            </text:list-item>
          </text:list>
        </text:list-item>
      </text:list>
      <text:p text:style-name="P64">Cela permet d'activer les couches de navigation (layered navigation) pour cette catégorie.</text:p>
      <text:p text:style-name="P9"/>
      <text:h text:style-name="P6" text:outline-level="5"><text:span text:style-name="Strong_20_Emphasis">2. Configurer les filtres de navigation pour les produits Amazon</text:span></text:h>
      <text:p text:style-name="P64">Avec Magento, vous pouvez configurer quels attributs seront disponibles dans les couches de navigation (layered navigation).</text:p>
      <text:h text:style-name="P8" text:outline-level="6"><text:span text:style-name="Strong_20_Emphasis">Lister les attributs dans la navigation filtrée :</text:span></text:h>
      <text:p text:style-name="P64">Dans les propriétés de chaque attribut (voir <text:span text:style-name="Strong_20_Emphasis">Stores &gt; Attributes &gt; Product</text:span>) :</text:p>
      <text:list xml:id="list2704562411" text:style-name="L48">
        <text:list-item>
          <text:p text:style-name="P51"><text:span text:style-name="Strong_20_Emphasis">"Use in Layered Navigation"</text:span> : activez pour permettre leur utilisation dans les filtres. </text:p>
        </text:list-item>
        <text:list-item>
          <text:p text:style-name="P52"><text:span text:style-name="Strong_20_Emphasis">"Use for Sorting in Product Listing"</text:span> : activez si vous souhaitez permettre un tri spécifique. </text:p>
        </text:list-item>
      </text:list>
      <text:h text:style-name="P8" text:outline-level="6" text:is-list-header="true"><text:span text:style-name="Strong_20_Emphasis">Exemple de filtres utiles :</text:span></text:h>
      <text:list xml:id="list4100387187" text:style-name="L49">
        <text:list-item>
          <text:p text:style-name="P53"><text:span text:style-name="Strong_20_Emphasis">Disponibilité Amazon (amazon_availability)</text:span> : "Disponible" ou "Hors stock". </text:p>
        </text:list-item>
        <text:list-item>
          <text:p text:style-name="P53"><text:span text:style-name="Strong_20_Emphasis">Notes (amazon_rating)</text:span> : pour filtrer les produits selon leur évaluation (vous pouvez créer des plages fixes comme <text:span text:style-name="Source_20_Text">4-5 étoiles</text:span>, <text:span text:style-name="Source_20_Text">3-4 étoiles</text:span>, etc.). </text:p>
        </text:list-item>
        <text:list-item>
          <text:p text:style-name="P54"><text:span text:style-name="Strong_20_Emphasis">Type de produit (is_amazon_product)</text:span> : pour séparer les produits Amazon des autres. </text:p>
        </text:list-item>
      </text:list>
      <text:p text:style-name="P65">Regénérer ces filtres :</text:p>
      <text:p text:style-name="P12"><text:span text:style-name="Strong_20_Emphasis"><text:span text:style-name="T11">php </text:span></text:span><text:span text:style-name="T1">bin/magento cache:flush</text:span></text:p>
      <text:h text:style-name="P5" text:outline-level="4"><text:span text:style-name="Strong_20_Emphasis">C. Ajouter les facettes personnalisées sur la vue</text:span></text:h>
      <text:p text:style-name="P64">Magento ajoute automatiquement les attributs activés comme filtres dans la vue catégories ou dans les résultats de recherche. Cela peut être utilisé pour spécifiquement permettre de filtrer les produits Amazon.</text:p>
      <text:p text:style-name="P64">Si nécessaire, vous pouvez personnaliser les aspects de ces facettes via le fichier XML ou en modifiant les templates.</text:p>
      <text:h text:style-name="P6" text:outline-level="5"><text:soft-page-break/><text:span text:style-name="Strong_20_Emphasis">Modifier le layout XML des catégories et résultats de recherche :</text:span></text:h>
      <text:p text:style-name="P65"><text:span text:style-name="Strong_20_Emphasis">Chemin des layouts :</text:span></text:p>
      <text:list xml:id="list4017726556" text:style-name="L50">
        <text:list-item>
          <text:p text:style-name="P55"><text:span text:style-name="Strong_20_Emphasis">Catégorie :</text:span> </text:p>
        </text:list-item>
      </text:list>
      <text:p text:style-name="P12"><text:span text:style-name="Strong_20_Emphasis"><text:span text:style-name="T1">app/design/frontend/</text:span></text:span><text:span text:style-name="T1">{Vendor}/{Theme}/Magento_Catalog/layout/catalog_category_view.xml</text:span></text:p>
      <text:p text:style-name="P64"><text:span text:style-name="Strong_20_Emphasis">Recherche : </text:span></text:p>
      <text:p text:style-name="P12"><text:span text:style-name="Strong_20_Emphasis"><text:span text:style-name="T1">app/design/frontend/</text:span></text:span><text:span text:style-name="T1">{Vendor}/{Theme}/Magento_Search/layout/catalogsearch_result_index.xml</text:span></text:p>
      <text:p text:style-name="P64"><text:span text:style-name="Strong_20_Emphasis">Exemple pour filtrer uniquement les produits Amazon :</text:span></text:p>
      <text:p text:style-name="P12"><text:span text:style-name="Strong_20_Emphasis"><text:span text:style-name="T2">&lt;?</text:span></text:span><text:span text:style-name="T1">xml version</text:span><text:span text:style-name="T3">="1.0"</text:span><text:span text:style-name="T2">?&gt;</text:span><text:line-break/><text:span text:style-name="T2">&lt;page </text:span><text:span text:style-name="T1">xmlns:</text:span><text:span text:style-name="T4">xsi</text:span><text:span text:style-name="T3">="http://www.w3.org/2001/XMLSchema-instance" </text:span><text:span text:style-name="T4">xsi</text:span><text:span text:style-name="T1">:noNamespaceSchemaLocation</text:span><text:span text:style-name="T3">="urn:magento:framework:View/Layout/etc/page_configuration.xsd"</text:span><text:span text:style-name="T2">&gt;</text:span><text:line-break/><text:span text:style-name="T2"> <text:s text:c="3"/>&lt;body&gt;</text:span><text:line-break/><text:span text:style-name="T2"> <text:s text:c="7"/></text:span><text:span text:style-name="T6">&lt;!-- Personnalisation des filtres pour la recherche --&gt;</text:span><text:line-break/><text:span text:style-name="T6"> <text:s text:c="7"/></text:span><text:span text:style-name="T2">&lt;referenceBlock </text:span><text:span text:style-name="T1">name</text:span><text:span text:style-name="T3">="catalog.leftnav"</text:span><text:span text:style-name="T2">&gt;</text:span><text:line-break/><text:span text:style-name="T2"> <text:s text:c="11"/>&lt;block </text:span><text:span text:style-name="T1">class</text:span><text:span text:style-name="T3">="Magento\LayeredNavigation\Block\Navigation" </text:span><text:span text:style-name="T1">name</text:span><text:span text:style-name="T3">="amazon.filters" </text:span><text:span text:style-name="T1">template</text:span><text:span text:style-name="T3">="Magento_LayeredNavigation::filters.phtml"</text:span><text:span text:style-name="T2">&gt;</text:span><text:line-break/><text:span text:style-name="T2"> <text:s text:c="15"/>&lt;arguments&gt;</text:span><text:line-break/><text:span text:style-name="T2"> <text:s text:c="19"/>&lt;argument </text:span><text:span text:style-name="T1">name</text:span><text:span text:style-name="T3">="is_amazon_product" </text:span><text:span text:style-name="T4">xsi</text:span><text:span text:style-name="T1">:type</text:span><text:span text:style-name="T3">="string"</text:span><text:span text:style-name="T2">&gt;</text:span><text:span text:style-name="T1">true</text:span><text:span text:style-name="T2">&lt;/argument&gt;</text:span><text:line-break/><text:span text:style-name="T2"> <text:s text:c="15"/>&lt;/arguments&gt;</text:span><text:line-break/><text:span text:style-name="T2"> <text:s text:c="11"/>&lt;/block&gt;</text:span><text:line-break/><text:span text:style-name="T2"> <text:s text:c="7"/>&lt;/referenceBlock&gt;</text:span><text:line-break/><text:span text:style-name="T2"> <text:s text:c="3"/>&lt;/body&gt;</text:span><text:line-break/><text:span text:style-name="T2">&lt;/page&gt;</text:span></text:p>
      <text:p text:style-name="P64"><text:span text:style-name="Strong_20_Emphasis">Ce fragment replace le catalog.leftnav (menus de navigation filtrée) avec un but précis : l'ajout ou le ciblage des produits Amazon.</text:span></text:p>
      <text:h text:style-name="P5" text:outline-level="4"><text:span text:style-name="Strong_20_Emphasis">D. Mise en page frontend : Personnaliser les facettes</text:span></text:h>
      <text:p text:style-name="P65">Vous pouvez personnaliser le template pour les facettes si vous souhaitez modifier leur rendu visuel ou leur ordre.</text:p>
      <text:list xml:id="list1651312747" text:style-name="L51">
        <text:list-item>
          <text:p text:style-name="P56"><text:span text:style-name="Strong_20_Emphasis">Chemin du fichier de facettes :</text:span> </text:p>
        </text:list-item>
      </text:list>
      <text:p text:style-name="P12"><text:span text:style-name="Strong_20_Emphasis"><text:span text:style-name="T1">vendor/magento/module-layered-navigation/view/frontend/templates/layer/view.phtml</text:span></text:span></text:p>
      <text:p text:style-name="P64"><text:span text:style-name="Strong_20_Emphasis">Copiez ce fichier dans votre thème : </text:span></text:p>
      <text:p text:style-name="P12"><text:span text:style-name="Strong_20_Emphasis"><text:span text:style-name="T1">app/design/frontend/</text:span></text:span><text:span text:style-name="T1">{Vendor}/{Theme}/Magento_LayeredNavigation/templates/layer/view.phtml</text:span></text:p>
      <text:p text:style-name="P64"><text:span text:style-name="Strong_20_Emphasis">Personnalisez la disposition ou l’ordre des facettes affichées. Par exemple, affichez d’abord les produits Amazon uniquement : </text:span></text:p>
      <text:p text:style-name="P12"><text:span text:style-name="Strong_20_Emphasis"><text:span text:style-name="T1">&lt;?php </text:span></text:span><text:span text:style-name="T7">foreach </text:span><text:span text:style-name="T1">($block-&gt;</text:span><text:span text:style-name="T8">getFilters</text:span><text:span text:style-name="T1">() as $filter): ?&gt;</text:span><text:line-break/><text:span text:style-name="T1"> <text:s text:c="3"/>&lt;?php </text:span><text:span text:style-name="T7">if </text:span><text:span text:style-name="T1">($filter-&gt;</text:span><text:span text:style-name="T8">getName</text:span><text:span text:style-name="T1">() == '</text:span><text:span text:style-name="T3">is_amazon_product</text:span><text:span text:style-name="T1">'): ?&gt;</text:span><text:line-break/><text:span text:style-name="T1"> <text:s text:c="7"/>&lt;!--</text:span><text:span text:style-name="T6"> Afficher le filtre Amazon en priorité </text:span><text:span text:style-name="T1">--&gt;</text:span><text:line-break/><text:span text:style-name="T1"> <text:s text:c="7"/>&lt;</text:span><text:span text:style-name="T2">div </text:span><text:span text:style-name="T9">class</text:span><text:span text:style-name="T1">="</text:span><text:span text:style-name="T3">filter-item</text:span><text:span text:style-name="T1">"&gt;</text:span><text:line-break/><text:span text:style-name="T1"> <text:s text:c="11"/>&lt;?= $filter-&gt;</text:span><text:span text:style-name="T8">getHtml</text:span><text:span text:style-name="T1">() ?&gt;</text:span><text:line-break/><text:span text:style-name="T1"> <text:s text:c="7"/>&lt;/</text:span><text:span text:style-name="T2">div</text:span><text:span text:style-name="T1">&gt;</text:span><text:line-break/><text:soft-page-break/><text:span text:style-name="T1"> <text:s text:c="3"/>&lt;?php </text:span><text:span text:style-name="T7">endif</text:span><text:span text:style-name="T1">; ?&gt;</text:span><text:line-break/><text:span text:style-name="T1">&lt;?php </text:span><text:span text:style-name="T7">endforeach</text:span><text:span text:style-name="T1">; ?&gt;</text:span></text:p>
      <text:h text:style-name="P5" text:outline-level="4"><text:span text:style-name="Strong_20_Emphasis">E. Tester les filtres et résultats</text:span></text:h>
      <text:list xml:id="list3972226585" text:style-name="L52">
        <text:list-item>
          <text:p text:style-name="P57"><text:span text:style-name="Strong_20_Emphasis">Videz les caches et recompilez</text:span> : </text:p>
        </text:list-item>
      </text:list>
      <text:p text:style-name="P12"><text:span text:style-name="Strong_20_Emphasis"><text:span text:style-name="T11">php </text:span></text:span><text:span text:style-name="T1">bin/magento cache:flush</text:span><text:line-break/><text:span text:style-name="T11">php </text:span><text:span text:style-name="T1">bin/magento setup:upgrade</text:span><text:line-break/><text:span text:style-name="T11">php </text:span><text:span text:style-name="T1">bin/magento indexer:reindex</text:span></text:p>
      <text:p text:style-name="P64"><text:span text:style-name="Strong_20_Emphasis">Accédez à : </text:span></text:p>
      <text:list xml:id="list11464807" text:style-name="L53">
        <text:list-item>
          <text:list>
            <text:list-item>
              <text:p text:style-name="P58">Une catégorie configurée pour afficher les produits Amazon avec filtres. </text:p>
            </text:list-item>
            <text:list-item>
              <text:p text:style-name="P59">La page de recherche et testez les facettes disponibles. </text:p>
            </text:list-item>
          </text:list>
        </text:list-item>
      </text:list>
      <text:p text:style-name="P9"/>
      <text:h text:style-name="P1" text:outline-level="3"><text:span text:style-name="Strong_20_Emphasis">Résultat attendu :</text:span></text:h>
      <text:list xml:id="list2019628141" text:style-name="L54">
        <text:list-item>
          <text:p text:style-name="P60">Les <text:span text:style-name="Strong_20_Emphasis">produits Amazon importés</text:span> sont visibles dans les résultats de recherche et/ou dans les pages des catégories configurées. </text:p>
        </text:list-item>
        <text:list-item>
          <text:p text:style-name="P60">Les utilisateurs peuvent filtrer facilement les produits Amazon en utilisant des <text:span text:style-name="Strong_20_Emphasis">facettes adaptées</text:span> (disponibilité, notes, type de produit, etc.). </text:p>
        </text:list-item>
        <text:list-item>
          <text:p text:style-name="P61">Les couches de navigation pour les catégories utilisent des <text:span text:style-name="Strong_20_Emphasis">filtres spécifiques</text:span> définis pour vos produits importés. </text:p>
        </text:list-item>
      </text:list>
      <text:p text:style-name="P9"/>
      <text:h text:style-name="P1" text:outline-level="3"><text:span text:style-name="Strong_20_Emphasis">Résumé</text:span></text:h>
      <text:p text:style-name="P64">Dans cette étape, nous avons :</text:p>
      <text:list xml:id="list2411944405" text:style-name="L55">
        <text:list-item>
          <text:p text:style-name="P62">Activé les <text:span text:style-name="Strong_20_Emphasis">facettes natives Magento</text:span> pour rechercher et filtrer les produits Amazon. </text:p>
        </text:list-item>
        <text:list-item>
          <text:p text:style-name="P62">Configuré les filtres pour les couches de navigation des catégories. </text:p>
        </text:list-item>
        <text:list-item>
          <text:p text:style-name="P63">Ajouté des personnalisations possibles via les layouts XML et les templates <text:span text:style-name="Source_20_Text">.phtml</text:span>. </text:p>
        </text:list-item>
      </text:list>
      <text:p text:style-name="P13"><text:span text:style-name="Strong_20_Emphasis"/></text:p>
      <text:h text:style-name="P3" text:outline-level="3"><text:span text:style-name="Strong_20_Emphasis">Demandes pertinentes </text:span><text:span text:style-name="Strong_20_Emphasis"><text:span text:style-name="T14">à une IA </text:span></text:span><text:span text:style-name="Strong_20_Emphasis"><text:s/>pour la 3ᵉ journée</text:span></text:h>
      <text:h text:style-name="Heading_20_4" text:outline-level="4"><text:span text:style-name="Strong_20_Emphasis">1. Approfondissement des tâches cron et automatisations</text:span></text:h>
      <text:list xml:id="list1766375367" text:style-name="L56">
        <text:list-item>
          <text:p text:style-name="P68"><text:span text:style-name="Emphasis">"Comment planifier une tâche cron Magento qui synchronise à des intervalles différents, par exemple toutes les heures pour les stocks mais quotidiennement pour d’autres attributs produits ?"</text:span> </text:p>
        </text:list-item>
        <text:list-item>
          <text:p text:style-name="P68"><text:span text:style-name="Emphasis">"Comment gérer les priorités entre plusieurs tâches cron pour éviter des conflits ou surcharges (verrous ou files d’attente) ?"</text:span> </text:p>
        </text:list-item>
        <text:list-item>
          <text:p text:style-name="P68"><text:span text:style-name="Emphasis">"Peux-tu me montrer un exemple de gestion des incidents dans mes tâches cron (comme des alertes en cas d’échec ou de délai d’exécution prolongé) ?"</text:span> </text:p>
        </text:list-item>
        <text:list-item>
          <text:p text:style-name="P67"><text:span text:style-name="Emphasis">"Comment optimiser une importation incrémentale : extraire uniquement les produits modifiés ou ajoutés sur Amazon pour réduire le temps de traitement ?"</text:span> </text:p>
        </text:list-item>
      </text:list>
      <text:p text:style-name="Horizontal_20_Line"/>
      <text:h text:style-name="Heading_20_4" text:outline-level="4"><text:span text:style-name="Strong_20_Emphasis">2. Gestion avancée des produits et catégories</text:span></text:h>
      <text:list xml:id="list476698990" text:style-name="L57">
        <text:list-item>
          <text:p text:style-name="P70"><text:span text:style-name="Emphasis">"Peux-tu me guider pour convertir un produit configurable Amazon (couleur et taille différentes) en produits configurables dans Magento ?"</text:span> </text:p>
        </text:list-item>
        <text:list-item>
          <text:p text:style-name="P70"><text:span text:style-name="Emphasis">"Comment créer une relation entre produits attributaires (par exemple, styles, tailles) lors de l'import dans Magento ?"</text:span> </text:p>
        </text:list-item>
        <text:list-item>
          <text:p text:style-name="P70"><text:span text:style-name="Emphasis">"Comment migrer des attributs spécifiques des produits Amazon (par exemple : </text:span><text:span text:style-name="Emphasis"><text:span text:style-name="Source_20_Text">brand</text:span></text:span><text:span text:style-name="Emphasis">, </text:span><text:span text:style-name="Emphasis"><text:span text:style-name="Source_20_Text">delivery_time</text:span></text:span><text:span text:style-name="Emphasis">, etc.) en attributs Magento personnalisés, et les mapper dynamiquement ?"</text:span> </text:p>
        </text:list-item>
        <text:list-item>
          <text:p text:style-name="P70"><text:span text:style-name="Emphasis">"Peux-tu générer un script d'ajout massif d'attributs ou options manquantes pour permettre aux produits importés de correspondre à la structure Magento ?"</text:span> </text:p>
        </text:list-item>
        <text:list-item>
          <text:p text:style-name="P69"><text:span text:style-name="Emphasis">"Comment gérer les redondances dans les catégories ou créer une hiérarchie propre ? Peux-tu automatiser le nettoyage des doublons importés depuis Amazon ?"</text:span> </text:p>
        </text:list-item>
      </text:list>
      <text:p text:style-name="Horizontal_20_Line"/>
      <text:h text:style-name="Heading_20_4" text:outline-level="4"><text:span text:style-name="Strong_20_Emphasis">3. Optimisation et gestion des données massives</text:span></text:h>
      <text:list xml:id="list2080981141" text:style-name="L58">
        <text:list-item>
          <text:p text:style-name="P72"><text:span text:style-name="Emphasis">"Quel est le meilleur moyen de gérer des fichiers volumineux de données Amazon, comme le format CSV ou JSON ?"</text:span> </text:p>
        </text:list-item>
        <text:list-item>
          <text:p text:style-name="P72"><text:span text:style-name="Emphasis">"Peux-tu m’aider à configurer une pagination efficace pour les appels API Amazon et la synchronisation des données volumineuses ?"</text:span> </text:p>
        </text:list-item>
        <text:list-item>
          <text:p text:style-name="P72"><text:span text:style-name="Emphasis">"Comment indexer correctement les données après une importation massive pour améliorer la navigation dans Magento ?"</text:span> </text:p>
        </text:list-item>
        <text:list-item>
          <text:p text:style-name="P71"><text:span text:style-name="Emphasis">"Comment planifier des sauvegardes ou un rollback avant d'importer une quantité importante de données ?"</text:span> </text:p>
        </text:list-item>
      </text:list>
      <text:p text:style-name="Horizontal_20_Line"/>
      <text:h text:style-name="Heading_20_4" text:outline-level="4"><text:span text:style-name="Strong_20_Emphasis">4. Customisation et personnalisation Frontend</text:span></text:h>
      <text:list xml:id="list3182275850" text:style-name="L59">
        <text:list-item>
          <text:p text:style-name="P74"><text:span text:style-name="Emphasis">"Peux-tu me guider pour afficher dynamiquement des informations spécifiques récupérées d’Amazon, comme le statut du produit ou des badges ?"</text:span> </text:p>
        </text:list-item>
        <text:list-item>
          <text:p text:style-name="P74"><text:span text:style-name="Emphasis">"Comment puis-je ajouter une section personnalisée sur une fiche produit Magento pour afficher des attributs exclusifs Amazon (par ex. : certifications, origine) ?"</text:span> </text:p>
        </text:list-item>
        <text:list-item>
          <text:p text:style-name="P74"><text:soft-page-break/><text:span text:style-name="Emphasis">"Comment modifier les templates frontend pour afficher des produits configurables avec des données provenant exclusivement du flux Amazon ?"</text:span> </text:p>
        </text:list-item>
        <text:list-item>
          <text:p text:style-name="P73"><text:span text:style-name="Emphasis">"Peux-tu générer un exemple de bloc/mise à jour via KnockoutJS pour afficher une liste des produits récemment importés ?"</text:span> </text:p>
        </text:list-item>
      </text:list>
      <text:p text:style-name="Horizontal_20_Line"/>
      <text:h text:style-name="Heading_20_4" text:outline-level="4"><text:span text:style-name="Strong_20_Emphasis">5. Gestion des erreurs et robustesse du code</text:span></text:h>
      <text:list xml:id="list3693469686" text:style-name="L60">
        <text:list-item>
          <text:p text:style-name="P76"><text:span text:style-name="Emphasis">"Peux-tu me guider pour mettre en œuvre une stratégie de retry automatique lors d'échecs d’appel API ?"</text:span> </text:p>
        </text:list-item>
        <text:list-item>
          <text:p text:style-name="P76"><text:span text:style-name="Emphasis">"Montre-moi un exemple de code qui valide systématiquement la réponse de l'API avant de l’injecter dans Magento pour éviter des données corrompues."</text:span> </text:p>
        </text:list-item>
        <text:list-item>
          <text:p text:style-name="P76"><text:span text:style-name="Emphasis">"Comment puis-je configurer des notifications ou alertes spécifiques en cas d’échec répété des synchronisations ou de détection d’incohérences dans les données?"</text:span> </text:p>
        </text:list-item>
        <text:list-item>
          <text:p text:style-name="P75"><text:span text:style-name="Emphasis">"Peux-tu proposer une méthode pour enregistrer les erreurs d’importation dans une table dédiée pour les traiter ultérieurement ?"</text:span> </text:p>
        </text:list-item>
      </text:list>
      <text:p text:style-name="Horizontal_20_Line"/>
      <text:h text:style-name="Heading_20_4" text:outline-level="4"><text:span text:style-name="Strong_20_Emphasis">6. Améliorations des performances globales</text:span></text:h>
      <text:list xml:id="list4024637296" text:style-name="L61">
        <text:list-item>
          <text:p text:style-name="P78"><text:span text:style-name="Emphasis">"Comment puis-je configurer la mise en cache des résultats de l’API Amazon pour réduire les appels ?"</text:span> </text:p>
        </text:list-item>
        <text:list-item>
          <text:p text:style-name="P78"><text:span text:style-name="Emphasis">"Peux-tu me montrer un exemple de script réparti (multi-threading ou via tâches en parallèle) pour accélérer les importations massives ?"</text:span> </text:p>
        </text:list-item>
        <text:list-item>
          <text:p text:style-name="P78"><text:span text:style-name="Emphasis">"Comment réduire les temps de traitement dans Magento lors de l’enregistrement des produits ou des catégories en gros volumes ?"</text:span> </text:p>
        </text:list-item>
        <text:list-item>
          <text:p text:style-name="P77"><text:span text:style-name="Emphasis">"Quels indexes spécifiques dois-je surveiller ou reconstruire pour garantir la fluidité après synchronisations récurrentes ?"</text:span> </text:p>
        </text:list-item>
      </text:list>
      <text:p text:style-name="Horizontal_20_Line"/>
      <text:h text:style-name="Heading_20_4" text:outline-level="4"><text:span text:style-name="Strong_20_Emphasis">7. Gestion des relations tierces</text:span></text:h>
      <text:list xml:id="list38390863" text:style-name="L62">
        <text:list-item>
          <text:p text:style-name="P80"><text:span text:style-name="Emphasis">"Comment puis-je automatiser la mise à jour des stock/products dans Magento en cas de modification des données externes Amazon (webhooks, polling, etc.) ?"</text:span> </text:p>
        </text:list-item>
        <text:list-item>
          <text:p text:style-name="P80"><text:span text:style-name="Emphasis">"Peux-tu m'aider à écrire une classe pour convertir des données tierces récupérées ailleurs (par ex. API logistique) dans un format compatible avec les produits Magento Amazon ?"</text:span> </text:p>
        </text:list-item>
        <text:list-item>
          <text:p text:style-name="P79"><text:span text:style-name="Emphasis">"Comment gérer des intégrations multicanaux en veillant à ce que l'Amazon feed fonctionne en parallèle avec d’autres API (eBay, Shopify) ?"</text:span> </text:p>
        </text:list-item>
      </text:list>
      <text:p text:style-name="Horizontal_20_Line"/>
      <text:h text:style-name="Heading_20_4" text:outline-level="4"><text:span text:style-name="Strong_20_Emphasis">8. Extension UX pour administrateurs</text:span></text:h>
      <text:list xml:id="list3519270965" text:style-name="L63">
        <text:list-item>
          <text:p text:style-name="P82"><text:span text:style-name="Emphasis">"Comment ajouter de nouvelles options dans l’écran d’administration pour permettre une synchronisation manuelle ou semi-automatisée des catégories Amazon ?"</text:span> </text:p>
        </text:list-item>
        <text:list-item>
          <text:p text:style-name="P82"><text:span text:style-name="Emphasis">"Peux-tu m'aider à configurer une grille personnalisée pour surveiller directement les résultats d’appels API ou modifications des produits Amazon depuis l’Admin Panel?"</text:span> </text:p>
        </text:list-item>
        <text:list-item>
          <text:p text:style-name="P82"><text:span text:style-name="Emphasis">"Comment intégrer un tableau de bord personnalisé qui affiche des KPI (produits importés, synchronisations réussies, erreurs, etc.) pour l’administrateur Magento ?"</text:span> </text:p>
        </text:list-item>
        <text:list-item>
          <text:p text:style-name="P81"><text:soft-page-break/><text:span text:style-name="Emphasis">"Peux-tu me guider pour ajouter une section qui permet aux administrateurs de filtrer les produits récemment synchronisés sur base de leurs attributs Amazon ?"</text:span> </text:p>
        </text:list-item>
      </text:list>
      <text:p text:style-name="Horizontal_20_Line"/>
      <text:h text:style-name="Heading_20_4" text:outline-level="4"><text:span text:style-name="Strong_20_Emphasis">9. Mises en place d’exports Amazon → Magento</text:span></text:h>
      <text:list xml:id="list2739114358" text:style-name="L64">
        <text:list-item>
          <text:p text:style-name="P84"><text:span text:style-name="Emphasis">"Peux-tu me guider pour configurer un export de produits Magento vers un listing au format Amazon depuis le backend ? Les données doivent correspondre au standard JSON Amazon."</text:span> </text:p>
        </text:list-item>
        <text:list-item>
          <text:p text:style-name="P84"><text:span text:style-name="Emphasis">"Comment développer une logique pour exporter les transactions ou commandes Magento au format Amazon et monitorer leur transmission ?"</text:span> </text:p>
        </text:list-item>
        <text:list-item>
          <text:p text:style-name="P83"><text:span text:style-name="Emphasis">"Montre-moi un exemple d’adaptation des nomenclatures Magento pour respecter le mapping des catégories Amazon."</text:span> </text:p>
        </text:list-item>
      </text:list>
      <text:p text:style-name="Horizontal_20_Line"/>
      <text:h text:style-name="Heading_20_4" text:outline-level="4"><text:span text:style-name="Strong_20_Emphasis">10. Tests approfondis et validation</text:span></text:h>
      <text:list xml:id="list308881060" text:style-name="L65">
        <text:list-item>
          <text:p text:style-name="P86"><text:span text:style-name="Emphasis">"Peux-tu générer un test unit de validation d’importation qui compare chaque champ Amazon avec ses champs correspondants dans Magento ?"</text:span> </text:p>
        </text:list-item>
        <text:list-item>
          <text:p text:style-name="P86"><text:span text:style-name="Emphasis">"Comment écrire un test d'intégration pour simuler un processus complet d’import et détecter des erreurs potentielles dans la chaîne ?"</text:span> </text:p>
        </text:list-item>
        <text:list-item>
          <text:p text:style-name="P85"><text:span text:style-name="Emphasis">"Montre-moi une structure pour un test de validation des synchronisations cron Magento avec un fichier de réponse API fictif."</text:span> </text:p>
        </text:list-item>
      </text:list>
      <text:p text:style-name="Horizontal_20_Line"/>
      <text:h text:style-name="Heading_20_3" text:outline-level="3"><text:span text:style-name="Strong_20_Emphasis">Pourquoi ces demandes sont pertinentes ?</text:span></text:h>
      <text:list xml:id="list1120563495" text:style-name="L66">
        <text:list-item>
          <text:p text:style-name="P88"><text:span text:style-name="Strong_20_Emphasis">Concentration sur la robustesse du projet :</text:span> À ce stade de la formation, l’accent sera mis sur les performances, les tests approfondis et l'amélioration du workflow (via cron, tâches parallèles, validations des données, etc.). </text:p>
        </text:list-item>
        <text:list-item>
          <text:p text:style-name="P88"><text:span text:style-name="Strong_20_Emphasis">Autonomie dans les tâches complexes :</text:span> Ces demandes aident les apprenants à automatiser et optimiser des processus récurrents et souvent fastidieux, tout en maintenant la qualité. </text:p>
        </text:list-item>
        <text:list-item>
          <text:p text:style-name="P88"><text:span text:style-name="Strong_20_Emphasis">Élargissement du périmètre fonctionnel :</text:span> L’apprentissage progresse en intégrant d'autres usages comme la création de produits configurables, l’export de données ou encore les KPI pour les administrateurs. </text:p>
        </text:list-item>
        <text:list-item>
          <text:p text:style-name="P87"><text:span text:style-name="Strong_20_Emphasis">Renforcement des best practices liées aux performances et à la sécurité :</text:span> L'emphase est mise sur la réutilisabilité, l’efficacité des scripts, et la gestion proactive des erreurs. </text:p>
        </text:list-item>
      </text:list>
      <text:p text:style-name="P13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7:51:23.001574032</meta:creation-date>
    <dc:date>2025-01-13T18:12:51.008558459</dc:date>
    <meta:editing-duration>PT2M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7" meta:paragraph-count="258" meta:word-count="3587" meta:character-count="28230" meta:non-whitespace-character-count="23432"/>
  </office:meta>
</office:document-meta>
</file>